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16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17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18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1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0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21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2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23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4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2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6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2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8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0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31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2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33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4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3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6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8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39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40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41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42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43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44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45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46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4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8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4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0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5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2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5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4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5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6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5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8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59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60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61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62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63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64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65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66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6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68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6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70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7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72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73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74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75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76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77" style:family="text">
      <style:text-properties fo:font-size="10.50pt" fo:font-weight="normal" fo:font-family="Consolas" style:font-family-asian="Consolas" style:font-family-complex="Consolas" fo:background-color="#1f1f1f" fo:color="#b5cea8"/>
    </style:style>
    <style:style style:name="T78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79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80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81" style:family="text">
      <style:text-properties fo:font-size="10.50pt" fo:font-weight="normal" fo:font-family="Consolas" style:font-family-asian="Consolas" style:font-family-complex="Consolas" fo:background-color="#1f1f1f" fo:color="#b5cea8"/>
    </style:style>
    <style:style style:name="T82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83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84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85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86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87" style:family="text">
      <style:text-properties fo:font-size="10.50pt" fo:font-weight="normal" fo:font-family="Consolas" style:font-family-asian="Consolas" style:font-family-complex="Consolas" fo:background-color="#1f1f1f" fo:color="#d7ba7d"/>
    </style:style>
    <style:style style:name="T88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89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90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91" style:family="text">
      <style:text-properties fo:font-size="10.50pt" fo:font-weight="normal" fo:font-family="Consolas" style:font-family-asian="Consolas" style:font-family-complex="Consolas" fo:background-color="#1f1f1f" fo:color="#b5cea8"/>
    </style:style>
    <style:style style:name="T92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93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94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95" style:family="text">
      <style:text-properties fo:font-size="10.50pt" fo:font-weight="normal" fo:font-family="Consolas" style:font-family-asian="Consolas" style:font-family-complex="Consolas" fo:background-color="#1f1f1f" fo:color="#b5cea8"/>
    </style:style>
    <style:style style:name="T96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99" style:family="text">
      <style:text-properties fo:font-size="10.50pt" fo:font-weight="normal" fo:font-family="Consolas" style:font-family-asian="Consolas" style:font-family-complex="Consolas" fo:background-color="#1f1f1f" fo:color="#d7ba7d"/>
    </style:style>
    <style:style style:name="T100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01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102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03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104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05" style:family="text">
      <style:text-properties fo:font-size="10.50pt" fo:font-weight="normal" fo:font-family="Consolas" style:font-family-asian="Consolas" style:font-family-complex="Consolas" fo:background-color="#1f1f1f" fo:color="#d7ba7d"/>
    </style:style>
    <style:style style:name="T106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07" style:family="text">
      <style:text-properties fo:font-size="10.50pt" fo:font-weight="normal" fo:font-family="Consolas" style:font-family-asian="Consolas" style:font-family-complex="Consolas" fo:background-color="#1f1f1f" fo:color="#d7ba7d"/>
    </style:style>
    <style:style style:name="T108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09" style:family="text">
      <style:text-properties fo:font-size="10.50pt" fo:font-weight="normal" fo:font-family="Consolas" style:font-family-asian="Consolas" style:font-family-complex="Consolas" fo:background-color="#1f1f1f" fo:color="#d7ba7d"/>
    </style:style>
    <style:style style:name="T110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11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112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13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114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15" style:family="text">
      <style:text-properties fo:font-size="10.50pt" fo:font-weight="normal" fo:font-family="Consolas" style:font-family-asian="Consolas" style:font-family-complex="Consolas" fo:background-color="#1f1f1f" fo:color="#d7ba7d"/>
    </style:style>
    <style:style style:name="T116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17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118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19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120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21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122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23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124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25" style:family="text">
      <style:text-properties fo:font-size="10.50pt" fo:font-weight="normal" fo:font-family="Consolas" style:font-family-asian="Consolas" style:font-family-complex="Consolas" fo:background-color="#1f1f1f" fo:color="#d7ba7d"/>
    </style:style>
    <style:style style:name="T126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27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128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29" style:family="text">
      <style:text-properties fo:font-size="10.50pt" fo:font-weight="normal" fo:font-family="Consolas" style:font-family-asian="Consolas" style:font-family-complex="Consolas" fo:background-color="#1f1f1f" fo:color="#b5cea8"/>
    </style:style>
    <style:style style:name="T130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31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132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33" style:family="text">
      <style:text-properties fo:font-size="10.50pt" fo:font-weight="normal" fo:font-family="Consolas" style:font-family-asian="Consolas" style:font-family-complex="Consolas" fo:background-color="#1f1f1f" fo:color="#b5cea8"/>
    </style:style>
    <style:style style:name="T134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35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136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37" style:family="text">
      <style:text-properties fo:font-size="10.50pt" fo:font-weight="normal" fo:font-family="Consolas" style:font-family-asian="Consolas" style:font-family-complex="Consolas" fo:background-color="#1f1f1f" fo:color="#b5cea8"/>
    </style:style>
    <style:style style:name="T138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39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140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41" style:family="text">
      <style:text-properties fo:font-size="10.50pt" fo:font-weight="normal" fo:font-family="Consolas" style:font-family-asian="Consolas" style:font-family-complex="Consolas" fo:background-color="#1f1f1f" fo:color="#b5cea8"/>
    </style:style>
    <style:style style:name="T142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43" style:family="text">
      <style:text-properties fo:font-size="10.50pt" fo:font-weight="normal" fo:font-family="Consolas" style:font-family-asian="Consolas" style:font-family-complex="Consolas" fo:background-color="#1f1f1f" fo:color="#d7ba7d"/>
    </style:style>
    <style:style style:name="T144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45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146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47" style:family="text">
      <style:text-properties fo:font-size="10.50pt" fo:font-weight="normal" fo:font-family="Consolas" style:font-family-asian="Consolas" style:font-family-complex="Consolas" fo:background-color="#1f1f1f" fo:color="#b5cea8"/>
    </style:style>
    <style:style style:name="T148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49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150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51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152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53" style:family="text">
      <style:text-properties fo:font-size="10.50pt" fo:font-weight="normal" fo:font-family="Consolas" style:font-family-asian="Consolas" style:font-family-complex="Consolas" fo:background-color="#1f1f1f" fo:color="#d7ba7d"/>
    </style:style>
    <style:style style:name="T154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55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156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57" style:family="text">
      <style:text-properties fo:font-size="10.50pt" fo:font-weight="normal" fo:font-family="Consolas" style:font-family-asian="Consolas" style:font-family-complex="Consolas" fo:background-color="#1f1f1f" fo:color="#b5cea8"/>
    </style:style>
    <style:style style:name="T158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59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160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61" style:family="text">
      <style:text-properties fo:font-size="10.50pt" fo:font-weight="normal" fo:font-family="Consolas" style:font-family-asian="Consolas" style:font-family-complex="Consolas" fo:background-color="#1f1f1f" fo:color="#b5cea8"/>
    </style:style>
    <style:style style:name="T162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0.50pt" fo:font-weight="normal" fo:font-family="Consolas" style:font-family-asian="Consolas" style:font-family-complex="Consolas" fo:background-color="#1f1f1f" fo:color="#d7ba7d"/>
    </style:style>
    <style:style style:name="T165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66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167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68" style:family="text">
      <style:text-properties fo:font-size="10.50pt" fo:font-weight="normal" fo:font-family="Consolas" style:font-family-asian="Consolas" style:font-family-complex="Consolas" fo:background-color="#1f1f1f" fo:color="#b5cea8"/>
    </style:style>
    <style:style style:name="T169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70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171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72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173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74" style:family="text">
      <style:text-properties fo:font-size="10.50pt" fo:font-weight="normal" fo:font-family="Consolas" style:font-family-asian="Consolas" style:font-family-complex="Consolas" fo:background-color="#1f1f1f" fo:color="#b5cea8"/>
    </style:style>
    <style:style style:name="T175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176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177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178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179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180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181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182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183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184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185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186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187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188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18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190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19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192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19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194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195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196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197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198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199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00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201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02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20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04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0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06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20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08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0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10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211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12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213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14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21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16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1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18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219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20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221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22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22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24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2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26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227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28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229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30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231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32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233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34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235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36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237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38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23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40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4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42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24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44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4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46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24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48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4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50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25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52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5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54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25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56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5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58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25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60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6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62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263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64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265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66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267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68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269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70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27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72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7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74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27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76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7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78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27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80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8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82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28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84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8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86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28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88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8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90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29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92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9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94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29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96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29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298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299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00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301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02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303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04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305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06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30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08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0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10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31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12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31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14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1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16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31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20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32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22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2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24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32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26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2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28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32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30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33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40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341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42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34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44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345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46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347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48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34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50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35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52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5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54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35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56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5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58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35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60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6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62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363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64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365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66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36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68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6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70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371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72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373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74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375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76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377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78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37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80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8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82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383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84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385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86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387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88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389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90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39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92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39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394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395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396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397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398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39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00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40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02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40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04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405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406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407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408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40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10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41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12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41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14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415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416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417" style:family="text">
      <style:text-properties fo:font-size="10.50pt" fo:font-weight="normal" fo:font-family="Consolas" style:font-family-asian="Consolas" style:font-family-complex="Consolas" fo:background-color="#1f1f1f" fo:color="#d4d4d4"/>
    </style:style>
    <style:style style:name="T418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41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20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42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22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42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24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42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28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429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430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431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432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43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34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43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36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43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38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43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40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44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42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44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44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44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46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44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48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44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50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45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52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45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54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45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56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45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58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45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60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46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62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46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64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46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66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46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68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46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70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47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72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47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74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47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76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47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78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47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80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48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82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48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86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48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88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48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9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02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503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504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505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506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50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08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50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10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511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512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513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514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51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16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51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18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519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520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521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522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52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24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52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26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52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28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52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30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531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532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533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534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53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36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53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38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53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40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54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42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543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544" style:family="text">
      <style:text-properties fo:font-size="10.50pt" fo:font-weight="normal" fo:font-family="Consolas" style:font-family-asian="Consolas" style:font-family-complex="Consolas" fo:background-color="#1f1f1f" fo:color="#9cdcfe"/>
    </style:style>
    <style:style style:name="T545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546" style:family="text">
      <style:text-properties fo:font-size="10.50pt" fo:font-weight="normal" fo:font-family="Consolas" style:font-family-asian="Consolas" style:font-family-complex="Consolas" fo:background-color="#1f1f1f" fo:color="#ce9178"/>
    </style:style>
    <style:style style:name="T54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48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549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50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551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52" style:family="text">
      <style:text-properties fo:font-size="10.50pt" fo:font-weight="normal" fo:font-family="Consolas" style:font-family-asian="Consolas" style:font-family-complex="Consolas" fo:background-color="#1f1f1f" fo:color="#cccccc"/>
    </style:style>
    <style:style style:name="T553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54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555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56" style:family="text">
      <style:text-properties fo:font-size="10.50pt" fo:font-weight="normal" fo:font-family="Consolas" style:font-family-asian="Consolas" style:font-family-complex="Consolas" fo:background-color="#1f1f1f" fo:color="#569cd6"/>
    </style:style>
    <style:style style:name="T557" style:family="text">
      <style:text-properties fo:font-size="10.50pt" fo:font-weight="normal" fo:font-family="Consolas" style:font-family-asian="Consolas" style:font-family-complex="Consolas" fo:background-color="#1f1f1f" fo:color="#808080"/>
    </style:style>
    <style:style style:name="T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5" style:family="text">
      <style:text-properties fo:font-size="13.00pt" fo:font-weight="normal" fo:font-family="Nunito" style:font-family-asian="Nunito" style:font-family-complex="Nunito" fo:background-color="#ffffff" fo:color="#273239"/>
    </style:style>
    <style:style style:name="T6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6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3" style:family="text">
      <style:text-properties fo:font-size="11.00pt" fo:font-weight="normal" fo:font-family="Consolas" style:font-family-asian="Consolas" style:font-family-complex="Consolas" fo:background-color="transparent" fo:color="#2f6f9f"/>
    </style:style>
    <style:style style:name="T674" style:family="text">
      <style:text-properties fo:font-size="10.00pt" fo:font-weight="normal" fo:font-family="Consolas" style:font-family-asian="Consolas" style:font-family-complex="Consolas" fo:background-color="transparent" fo:color="#2f6f9f"/>
    </style:style>
    <style:style style:name="T675" style:family="text">
      <style:text-properties fo:font-size="10.00pt" fo:font-weight="normal" fo:font-family="Consolas" style:font-family-asian="Consolas" style:font-family-complex="Consolas" fo:background-color="transparent" fo:color="#212529"/>
    </style:style>
    <style:style style:name="T676" style:family="text">
      <style:text-properties fo:font-size="10.00pt" fo:font-weight="normal" fo:font-family="Consolas" style:font-family-asian="Consolas" style:font-family-complex="Consolas" fo:background-color="transparent" fo:color="#4f9fcf"/>
    </style:style>
    <style:style style:name="T677" style:family="text">
      <style:text-properties fo:font-size="10.00pt" fo:font-weight="normal" fo:font-family="Consolas" style:font-family-asian="Consolas" style:font-family-complex="Consolas" fo:background-color="transparent" fo:color="#d44950"/>
    </style:style>
    <style:style style:name="T678" style:family="text">
      <style:text-properties fo:font-size="10.00pt" fo:font-weight="normal" fo:font-family="Consolas" style:font-family-asian="Consolas" style:font-family-complex="Consolas" fo:background-color="transparent" fo:color="#212529"/>
    </style:style>
    <style:style style:name="T679" style:family="text">
      <style:text-properties fo:font-size="10.00pt" fo:font-weight="normal" fo:font-family="Consolas" style:font-family-asian="Consolas" style:font-family-complex="Consolas" fo:background-color="transparent" fo:color="#4f9fcf"/>
    </style:style>
    <style:style style:name="T680" style:family="text">
      <style:text-properties fo:font-size="10.00pt" fo:font-weight="normal" fo:font-family="Consolas" style:font-family-asian="Consolas" style:font-family-complex="Consolas" fo:background-color="transparent" fo:color="#d44950"/>
    </style:style>
    <style:style style:name="T681" style:family="text">
      <style:text-properties fo:font-size="10.00pt" fo:font-weight="normal" fo:font-family="Consolas" style:font-family-asian="Consolas" style:font-family-complex="Consolas" fo:background-color="transparent" fo:color="#2f6f9f"/>
    </style:style>
    <style:style style:name="T682" style:family="text">
      <style:text-properties fo:font-size="10.00pt" fo:font-weight="normal" fo:font-family="Consolas" style:font-family-asian="Consolas" style:font-family-complex="Consolas" fo:background-color="transparent" fo:color="#212529"/>
    </style:style>
    <style:style style:name="T683" style:family="text">
      <style:text-properties fo:font-size="10.00pt" fo:font-weight="normal" fo:font-family="Consolas" style:font-family-asian="Consolas" style:font-family-complex="Consolas" fo:background-color="transparent" fo:color="#2f6f9f"/>
    </style:style>
    <style:style style:name="T684" style:family="text">
      <style:text-properties fo:font-size="10.00pt" fo:font-weight="normal" fo:font-family="Consolas" style:font-family-asian="Consolas" style:font-family-complex="Consolas" fo:background-color="transparent" fo:color="#212529"/>
    </style:style>
    <style:style style:name="T685" style:family="text">
      <style:text-properties fo:font-size="10.00pt" fo:font-weight="normal" fo:font-family="Consolas" style:font-family-asian="Consolas" style:font-family-complex="Consolas" fo:background-color="transparent" fo:color="#4f9fcf"/>
    </style:style>
    <style:style style:name="T686" style:family="text">
      <style:text-properties fo:font-size="10.00pt" fo:font-weight="normal" fo:font-family="Consolas" style:font-family-asian="Consolas" style:font-family-complex="Consolas" fo:background-color="transparent" fo:color="#d44950"/>
    </style:style>
    <style:style style:name="T687" style:family="text">
      <style:text-properties fo:font-size="10.00pt" fo:font-weight="normal" fo:font-family="Consolas" style:font-family-asian="Consolas" style:font-family-complex="Consolas" fo:background-color="transparent" fo:color="#2f6f9f"/>
    </style:style>
    <style:style style:name="T688" style:family="text">
      <style:text-properties fo:font-size="10.00pt" fo:font-weight="normal" fo:font-family="Consolas" style:font-family-asian="Consolas" style:font-family-complex="Consolas" fo:background-color="transparent" fo:color="#212529"/>
    </style:style>
    <style:style style:name="T689" style:family="text">
      <style:text-properties fo:font-size="10.00pt" fo:font-weight="normal" fo:font-family="Consolas" style:font-family-asian="Consolas" style:font-family-complex="Consolas" fo:background-color="transparent" fo:color="#2f6f9f"/>
    </style:style>
    <style:style style:name="T6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9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93" style:family="text">
      <style:text-properties fo:font-size="11.00pt" fo:font-weight="normal" fo:font-family="'Cambria Math'" style:font-family-asian="'Cambria Math'" style:font-family-complex="'Cambria Math'" fo:background-color="transparent" fo:color="#000000"/>
    </style:style>
    <style:style style:name="T69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9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9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9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9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01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70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03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70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05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70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07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0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0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71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11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1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13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71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15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1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17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71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19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2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21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72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23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724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25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726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27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728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29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73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31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3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33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734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35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736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37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73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3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74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41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4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43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744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45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746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47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74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4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75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51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5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53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75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55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5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57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75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59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6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61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76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63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764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65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76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67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6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6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77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71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77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73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77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75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7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77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778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79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78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81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78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83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784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85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78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87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8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8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79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91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79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93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794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95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796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797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79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799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0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01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80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03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0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05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80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07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0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0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81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11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81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13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81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15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1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17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818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19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82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21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82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23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824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25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82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27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2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2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83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31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83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33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834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35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836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37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83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39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4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41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84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43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4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45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84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47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4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4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85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51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85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53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85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55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5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57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858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59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86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61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86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63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864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65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86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67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6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6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87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71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87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73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874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75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876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77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87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79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8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81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88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83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8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85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88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87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8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8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89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91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89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93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89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95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9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897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898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899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90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901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90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903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904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905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90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907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90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90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91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911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91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913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914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915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916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917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91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919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92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921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92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923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92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925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92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927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92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92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93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931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93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933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93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935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93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9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3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4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43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44" style:family="text">
      <style:text-properties fo:font-size="12.00pt" fo:font-weight="normal" fo:font-family="Consolas" style:font-family-asian="Consolas" style:font-family-complex="Consolas" fo:background-color="transparent" fo:color="#a52a2a"/>
    </style:style>
    <style:style style:name="T945" style:family="text">
      <style:text-properties fo:font-size="12.00pt" fo:font-weight="normal" fo:font-family="Consolas" style:font-family-asian="Consolas" style:font-family-complex="Consolas" fo:background-color="transparent" fo:color="#ff0000"/>
    </style:style>
    <style:style style:name="T946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47" style:family="text">
      <style:text-properties fo:font-size="12.00pt" fo:font-weight="normal" fo:font-family="Consolas" style:font-family-asian="Consolas" style:font-family-complex="Consolas" fo:background-color="#ffffff" fo:color="#000000"/>
    </style:style>
    <style:style style:name="T948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49" style:family="text">
      <style:text-properties fo:font-size="12.00pt" fo:font-weight="normal" fo:font-family="Consolas" style:font-family-asian="Consolas" style:font-family-complex="Consolas" fo:background-color="transparent" fo:color="#a52a2a"/>
    </style:style>
    <style:style style:name="T950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5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52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53" style:family="text">
      <style:text-properties fo:font-size="12.00pt" fo:font-weight="normal" fo:font-family="Consolas" style:font-family-asian="Consolas" style:font-family-complex="Consolas" fo:background-color="transparent" fo:color="#a52a2a"/>
    </style:style>
    <style:style style:name="T954" style:family="text">
      <style:text-properties fo:font-size="12.00pt" fo:font-weight="normal" fo:font-family="Consolas" style:font-family-asian="Consolas" style:font-family-complex="Consolas" fo:background-color="transparent" fo:color="#ff0000"/>
    </style:style>
    <style:style style:name="T955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56" style:family="text">
      <style:text-properties fo:font-size="12.00pt" fo:font-weight="normal" fo:font-family="Consolas" style:font-family-asian="Consolas" style:font-family-complex="Consolas" fo:background-color="#ffffff" fo:color="#000000"/>
    </style:style>
    <style:style style:name="T957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58" style:family="text">
      <style:text-properties fo:font-size="12.00pt" fo:font-weight="normal" fo:font-family="Consolas" style:font-family-asian="Consolas" style:font-family-complex="Consolas" fo:background-color="transparent" fo:color="#a52a2a"/>
    </style:style>
    <style:style style:name="T959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6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61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62" style:family="text">
      <style:text-properties fo:font-size="12.00pt" fo:font-weight="normal" fo:font-family="Consolas" style:font-family-asian="Consolas" style:font-family-complex="Consolas" fo:background-color="transparent" fo:color="#a52a2a"/>
    </style:style>
    <style:style style:name="T963" style:family="text">
      <style:text-properties fo:font-size="12.00pt" fo:font-weight="normal" fo:font-family="Consolas" style:font-family-asian="Consolas" style:font-family-complex="Consolas" fo:background-color="transparent" fo:color="#ff0000"/>
    </style:style>
    <style:style style:name="T964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65" style:family="text">
      <style:text-properties fo:font-size="12.00pt" fo:font-weight="normal" fo:font-family="Consolas" style:font-family-asian="Consolas" style:font-family-complex="Consolas" fo:background-color="#ffffff" fo:color="#000000"/>
    </style:style>
    <style:style style:name="T966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67" style:family="text">
      <style:text-properties fo:font-size="12.00pt" fo:font-weight="normal" fo:font-family="Consolas" style:font-family-asian="Consolas" style:font-family-complex="Consolas" fo:background-color="transparent" fo:color="#a52a2a"/>
    </style:style>
    <style:style style:name="T968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6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70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71" style:family="text">
      <style:text-properties fo:font-size="12.00pt" fo:font-weight="normal" fo:font-family="Consolas" style:font-family-asian="Consolas" style:font-family-complex="Consolas" fo:background-color="transparent" fo:color="#a52a2a"/>
    </style:style>
    <style:style style:name="T972" style:family="text">
      <style:text-properties fo:font-size="12.00pt" fo:font-weight="normal" fo:font-family="Consolas" style:font-family-asian="Consolas" style:font-family-complex="Consolas" fo:background-color="transparent" fo:color="#ff0000"/>
    </style:style>
    <style:style style:name="T973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74" style:family="text">
      <style:text-properties fo:font-size="12.00pt" fo:font-weight="normal" fo:font-family="Consolas" style:font-family-asian="Consolas" style:font-family-complex="Consolas" fo:background-color="#ffffff" fo:color="#000000"/>
    </style:style>
    <style:style style:name="T975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76" style:family="text">
      <style:text-properties fo:font-size="12.00pt" fo:font-weight="normal" fo:font-family="Consolas" style:font-family-asian="Consolas" style:font-family-complex="Consolas" fo:background-color="transparent" fo:color="#a52a2a"/>
    </style:style>
    <style:style style:name="T977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7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79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80" style:family="text">
      <style:text-properties fo:font-size="12.00pt" fo:font-weight="normal" fo:font-family="Consolas" style:font-family-asian="Consolas" style:font-family-complex="Consolas" fo:background-color="transparent" fo:color="#a52a2a"/>
    </style:style>
    <style:style style:name="T981" style:family="text">
      <style:text-properties fo:font-size="12.00pt" fo:font-weight="normal" fo:font-family="Consolas" style:font-family-asian="Consolas" style:font-family-complex="Consolas" fo:background-color="transparent" fo:color="#ff0000"/>
    </style:style>
    <style:style style:name="T982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83" style:family="text">
      <style:text-properties fo:font-size="12.00pt" fo:font-weight="normal" fo:font-family="Consolas" style:font-family-asian="Consolas" style:font-family-complex="Consolas" fo:background-color="#ffffff" fo:color="#000000"/>
    </style:style>
    <style:style style:name="T984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85" style:family="text">
      <style:text-properties fo:font-size="12.00pt" fo:font-weight="normal" fo:font-family="Consolas" style:font-family-asian="Consolas" style:font-family-complex="Consolas" fo:background-color="transparent" fo:color="#a52a2a"/>
    </style:style>
    <style:style style:name="T986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8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89" style:family="text">
      <style:text-properties fo:font-size="12.00pt" fo:font-weight="normal" fo:font-family="Consolas" style:font-family-asian="Consolas" style:font-family-complex="Consolas" fo:background-color="transparent" fo:color="#a52a2a"/>
    </style:style>
    <style:style style:name="T990" style:family="text">
      <style:text-properties fo:font-size="12.00pt" fo:font-weight="normal" fo:font-family="Consolas" style:font-family-asian="Consolas" style:font-family-complex="Consolas" fo:background-color="transparent" fo:color="#ff0000"/>
    </style:style>
    <style:style style:name="T991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92" style:family="text">
      <style:text-properties fo:font-size="12.00pt" fo:font-weight="normal" fo:font-family="Consolas" style:font-family-asian="Consolas" style:font-family-complex="Consolas" fo:background-color="#ffffff" fo:color="#000000"/>
    </style:style>
    <style:style style:name="T993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94" style:family="text">
      <style:text-properties fo:font-size="12.00pt" fo:font-weight="normal" fo:font-family="Consolas" style:font-family-asian="Consolas" style:font-family-complex="Consolas" fo:background-color="transparent" fo:color="#a52a2a"/>
    </style:style>
    <style:style style:name="T995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9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97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998" style:family="text">
      <style:text-properties fo:font-size="12.00pt" fo:font-weight="normal" fo:font-family="Consolas" style:font-family-asian="Consolas" style:font-family-complex="Consolas" fo:background-color="transparent" fo:color="#a52a2a"/>
    </style:style>
    <style:style style:name="T999" style:family="text">
      <style:text-properties fo:font-size="12.00pt" fo:font-weight="normal" fo:font-family="Consolas" style:font-family-asian="Consolas" style:font-family-complex="Consolas" fo:background-color="transparent" fo:color="#ff0000"/>
    </style:style>
    <style:style style:name="T1000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1001" style:family="text">
      <style:text-properties fo:font-size="12.00pt" fo:font-weight="normal" fo:font-family="Consolas" style:font-family-asian="Consolas" style:font-family-complex="Consolas" fo:background-color="#ffffff" fo:color="#000000"/>
    </style:style>
    <style:style style:name="T1002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1003" style:family="text">
      <style:text-properties fo:font-size="12.00pt" fo:font-weight="normal" fo:font-family="Consolas" style:font-family-asian="Consolas" style:font-family-complex="Consolas" fo:background-color="transparent" fo:color="#a52a2a"/>
    </style:style>
    <style:style style:name="T1004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100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006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1007" style:family="text">
      <style:text-properties fo:font-size="12.00pt" fo:font-weight="normal" fo:font-family="Consolas" style:font-family-asian="Consolas" style:font-family-complex="Consolas" fo:background-color="transparent" fo:color="#a52a2a"/>
    </style:style>
    <style:style style:name="T1008" style:family="text">
      <style:text-properties fo:font-size="12.00pt" fo:font-weight="normal" fo:font-family="Consolas" style:font-family-asian="Consolas" style:font-family-complex="Consolas" fo:background-color="transparent" fo:color="#ff0000"/>
    </style:style>
    <style:style style:name="T1009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1010" style:family="text">
      <style:text-properties fo:font-size="12.00pt" fo:font-weight="normal" fo:font-family="Consolas" style:font-family-asian="Consolas" style:font-family-complex="Consolas" fo:background-color="#ffffff" fo:color="#000000"/>
    </style:style>
    <style:style style:name="T1011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1012" style:family="text">
      <style:text-properties fo:font-size="12.00pt" fo:font-weight="normal" fo:font-family="Consolas" style:font-family-asian="Consolas" style:font-family-complex="Consolas" fo:background-color="transparent" fo:color="#a52a2a"/>
    </style:style>
    <style:style style:name="T1013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101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015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1016" style:family="text">
      <style:text-properties fo:font-size="12.00pt" fo:font-weight="normal" fo:font-family="Consolas" style:font-family-asian="Consolas" style:font-family-complex="Consolas" fo:background-color="transparent" fo:color="#a52a2a"/>
    </style:style>
    <style:style style:name="T1017" style:family="text">
      <style:text-properties fo:font-size="12.00pt" fo:font-weight="normal" fo:font-family="Consolas" style:font-family-asian="Consolas" style:font-family-complex="Consolas" fo:background-color="transparent" fo:color="#ff0000"/>
    </style:style>
    <style:style style:name="T1018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1019" style:family="text">
      <style:text-properties fo:font-size="12.00pt" fo:font-weight="normal" fo:font-family="Consolas" style:font-family-asian="Consolas" style:font-family-complex="Consolas" fo:background-color="#ffffff" fo:color="#000000"/>
    </style:style>
    <style:style style:name="T1020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1021" style:family="text">
      <style:text-properties fo:font-size="12.00pt" fo:font-weight="normal" fo:font-family="Consolas" style:font-family-asian="Consolas" style:font-family-complex="Consolas" fo:background-color="transparent" fo:color="#a52a2a"/>
    </style:style>
    <style:style style:name="T1022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102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024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1025" style:family="text">
      <style:text-properties fo:font-size="12.00pt" fo:font-weight="normal" fo:font-family="Consolas" style:font-family-asian="Consolas" style:font-family-complex="Consolas" fo:background-color="transparent" fo:color="#a52a2a"/>
    </style:style>
    <style:style style:name="T1026" style:family="text">
      <style:text-properties fo:font-size="12.00pt" fo:font-weight="normal" fo:font-family="Consolas" style:font-family-asian="Consolas" style:font-family-complex="Consolas" fo:background-color="transparent" fo:color="#ff0000"/>
    </style:style>
    <style:style style:name="T1027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1028" style:family="text">
      <style:text-properties fo:font-size="12.00pt" fo:font-weight="normal" fo:font-family="Consolas" style:font-family-asian="Consolas" style:font-family-complex="Consolas" fo:background-color="#ffffff" fo:color="#000000"/>
    </style:style>
    <style:style style:name="T1029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1030" style:family="text">
      <style:text-properties fo:font-size="12.00pt" fo:font-weight="normal" fo:font-family="Consolas" style:font-family-asian="Consolas" style:font-family-complex="Consolas" fo:background-color="transparent" fo:color="#a52a2a"/>
    </style:style>
    <style:style style:name="T1031" style:family="text">
      <style:text-properties fo:font-size="12.00pt" fo:font-weight="normal" fo:font-family="Consolas" style:font-family-asian="Consolas" style:font-family-complex="Consolas" fo:background-color="transparent" fo:color="#0000cd"/>
    </style:style>
    <style:style style:name="T10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3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035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036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037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03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03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04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041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04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043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04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045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04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047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04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04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05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051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05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053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05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055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05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057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058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059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06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061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06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063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06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065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066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067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068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069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07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071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07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073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07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075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07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077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078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079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08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081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08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083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084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085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08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087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08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08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09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091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09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093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09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095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09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097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09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09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10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01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10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03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10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05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10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07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10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0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11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13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114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15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116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17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11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19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2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21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12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23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2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25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12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27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2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2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13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31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13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33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13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35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3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37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13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39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4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41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14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43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4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45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14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47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4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4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15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51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15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53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15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55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5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57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15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59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6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61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16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63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6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65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16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67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6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6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17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71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17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73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17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75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7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77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17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79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8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81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18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83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8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85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18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87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8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8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19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91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19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93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19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95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19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97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19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199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0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01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20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03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0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05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20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07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20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11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21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13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21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21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18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1219" style:family="text">
      <style:text-properties fo:font-size="12.00pt" fo:font-weight="bold" fo:font-family="'Calibri Light'" style:font-family-asian="'Calibri Light'" style:font-family-complex="'Calibri Light'" fo:background-color="transparent" fo:color="#000000"/>
    </style:style>
    <style:style style:name="T122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221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122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23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224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25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22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27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228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29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23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31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23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33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23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35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3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37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23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39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4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41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24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43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4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45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246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47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248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49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25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51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5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53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254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55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256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57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258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59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26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61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26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63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6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65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266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67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268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69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27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71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27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73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27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75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7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77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278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79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28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81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28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83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28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85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8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87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288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89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29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91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29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93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29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95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9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297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298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299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30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01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30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03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30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05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30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07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30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09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1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11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31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13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314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15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31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17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1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1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32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21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32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23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324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25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326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27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32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29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3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31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33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33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334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35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336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37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338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39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34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41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34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43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344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45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346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47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34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49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5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51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35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53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354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55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35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57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5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5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36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61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36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63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36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65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6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67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36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69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7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71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372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73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374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75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37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77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7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7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38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81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8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83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384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85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386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87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388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89" style:family="text">
      <style:text-properties fo:font-size="10.50pt" fo:font-weight="normal" fo:font-family="Consolas" style:font-family-asian="Consolas" style:font-family-complex="Consolas" fo:background-color="#000000" fo:color="#9cdcfe"/>
    </style:style>
    <style:style style:name="T1390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91" style:family="text">
      <style:text-properties fo:font-size="10.50pt" fo:font-weight="normal" fo:font-family="Consolas" style:font-family-asian="Consolas" style:font-family-complex="Consolas" fo:background-color="#000000" fo:color="#ce9178"/>
    </style:style>
    <style:style style:name="T139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93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9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95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39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97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39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399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400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401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402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403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404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405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406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407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408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409" style:family="text">
      <style:text-properties fo:font-size="10.50pt" fo:font-weight="normal" fo:font-family="Consolas" style:font-family-asian="Consolas" style:font-family-complex="Consolas" fo:background-color="#000000" fo:color="#ffffff"/>
    </style:style>
    <style:style style:name="T1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1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412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413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414" style:family="text">
      <style:text-properties fo:font-size="10.50pt" fo:font-weight="normal" fo:font-family="Consolas" style:font-family-asian="Consolas" style:font-family-complex="Consolas" fo:background-color="#000000" fo:color="#569cd6"/>
    </style:style>
    <style:style style:name="T1415" style:family="text">
      <style:text-properties fo:font-size="10.50pt" fo:font-weight="normal" fo:font-family="Consolas" style:font-family-asian="Consolas" style:font-family-complex="Consolas" fo:background-color="#000000" fo:color="#808080"/>
    </style:style>
    <style:style style:name="T1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8.00pt"/>
    </style:style>
    <style:style style:name="P2" style:family="paragraph">
      <style:paragraph-properties fo:line-height="100.00%" fo:text-align="justify" fo:margin-left="36.00pt" fo:text-indent="0.00pt" fo:margin-bottom="8.00pt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justify" fo:margin-left="0.00pt" fo:text-indent="36.00pt"/>
    </style:style>
    <style:style style:name="P5" style:family="paragraph">
      <style:paragraph-properties fo:line-height="100.00%" fo:text-align="justify" fo:margin-left="36.00pt" fo:text-indent="0.00pt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justify" fo:margin-left="0.00pt" fo:text-indent="36.00pt"/>
    </style:style>
    <style:style style:name="P8" style:family="paragraph">
      <style:paragraph-properties fo:line-height="100.00%" fo:text-align="justify"/>
    </style:style>
    <style:style style:name="P9" style:family="paragraph">
      <style:paragraph-properties fo:line-height="100.00%" fo:text-align="justify" fo:margin-left="36.00pt" fo:text-indent="0.00pt"/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00.00%" fo:text-align="justify" fo:margin-left="0.00pt" fo:text-indent="36.00pt"/>
    </style:style>
    <style:style style:name="P12" style:family="paragraph">
      <style:paragraph-properties fo:line-height="100.00%" fo:text-align="justify"/>
    </style:style>
    <style:style style:name="P13" style:family="paragraph">
      <style:paragraph-properties fo:line-height="100.00%" fo:text-align="justify" fo:margin-left="0.00pt" fo:text-indent="36.00pt"/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justify" fo:margin-left="36.00pt" fo:text-indent="0.00pt"/>
    </style:style>
    <style:style style:name="P16" style:family="paragraph">
      <style:paragraph-properties fo:line-height="100.00%" fo:text-align="justify"/>
    </style:style>
    <style:style style:name="P17" style:family="paragraph">
      <style:paragraph-properties fo:line-height="100.00%" fo:text-align="justify" fo:margin-left="0.00pt" fo:text-indent="36.00pt"/>
    </style:style>
    <style:style style:name="P18" style:family="paragraph">
      <style:paragraph-properties fo:line-height="100.00%" fo:text-align="justify"/>
    </style:style>
    <style:style style:name="P19" style:family="paragraph">
      <style:paragraph-properties fo:line-height="100.00%" fo:text-align="justify" fo:margin-left="36.00pt" fo:text-indent="0.00pt"/>
    </style:style>
    <style:style style:name="P20" style:family="paragraph">
      <style:paragraph-properties fo:line-height="100.00%" fo:text-align="justify"/>
    </style:style>
    <style:style style:name="P21" style:family="paragraph">
      <style:paragraph-properties fo:line-height="100.00%" fo:text-align="justify" fo:margin-left="7.50pt" fo:text-indent="-7.50pt">
        <style:tab-stops>
          <style:tab-stop style:position="76.30pt"/>
          <style:tab-stop style:position="13151.10pt"/>
          <style:tab-stop style:position="448174.15pt" style:type="right"/>
        </style:tab-stops>
      </style:paragraph-properties>
    </style:style>
    <style:style style:name="P22" style:family="paragraph">
      <style:paragraph-properties fo:line-height="200.00%" fo:text-align="center"/>
    </style:style>
    <style:style style:name="P23" style:family="paragraph">
      <style:paragraph-properties fo:line-height="100.00%" fo:text-align="justify" fo:margin-left="7.50pt" fo:text-indent="-7.50pt">
        <style:tab-stops>
          <style:tab-stop style:position="76.30pt"/>
          <style:tab-stop style:position="13151.10pt"/>
          <style:tab-stop style:position="448174.15pt" style:type="right"/>
        </style:tab-stops>
      </style:paragraph-properties>
    </style:style>
    <style:style style:name="P24" style:family="paragraph">
      <style:paragraph-properties fo:line-height="100.00%" fo:text-align="justify" fo:margin-left="7.50pt" fo:text-indent="-7.50pt">
        <style:tab-stops>
          <style:tab-stop style:position="76.30pt"/>
          <style:tab-stop style:position="13151.10pt"/>
          <style:tab-stop style:position="448174.15pt" style:type="righ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justify" fo:margin-left="7.50pt" fo:text-indent="-7.50pt">
        <style:tab-stops>
          <style:tab-stop style:position="76.30pt"/>
          <style:tab-stop style:position="13151.10pt"/>
          <style:tab-stop style:position="448174.15pt" style:type="righ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justify" fo:margin-left="7.50pt" fo:text-indent="-7.50pt">
        <style:tab-stops>
          <style:tab-stop style:position="76.30pt"/>
          <style:tab-stop style:position="13151.10pt"/>
          <style:tab-stop style:position="448174.15pt" style:type="righ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justify" fo:margin-left="7.50pt" fo:text-indent="-7.50pt">
        <style:tab-stops>
          <style:tab-stop style:position="76.30pt"/>
          <style:tab-stop style:position="13151.10pt"/>
          <style:tab-stop style:position="448174.15pt" style:type="righ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justify" fo:margin-left="7.50pt" fo:text-indent="-7.50pt">
        <style:tab-stops>
          <style:tab-stop style:position="76.30pt"/>
          <style:tab-stop style:position="13151.10pt"/>
          <style:tab-stop style:position="448174.15pt" style:type="righ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justify" fo:margin-left="7.50pt" fo:text-indent="-7.50pt">
        <style:tab-stops>
          <style:tab-stop style:position="76.30pt"/>
          <style:tab-stop style:position="13151.10pt"/>
          <style:tab-stop style:position="448174.15pt" style:type="righ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justify" fo:margin-left="7.50pt" fo:text-indent="-7.50pt">
        <style:tab-stops>
          <style:tab-stop style:position="76.30pt"/>
          <style:tab-stop style:position="13151.10pt"/>
          <style:tab-stop style:position="448174.15pt" style:type="righ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justify" fo:margin-left="7.50pt" fo:text-indent="-7.50pt">
        <style:tab-stops>
          <style:tab-stop style:position="76.30pt"/>
          <style:tab-stop style:position="13151.10pt"/>
          <style:tab-stop style:position="448174.15pt" style:type="righ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justify" fo:margin-left="7.50pt" fo:text-indent="-7.50pt">
        <style:tab-stops>
          <style:tab-stop style:position="76.30pt"/>
          <style:tab-stop style:position="13151.10pt"/>
          <style:tab-stop style:position="448174.15pt" style:type="righ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justify" fo:margin-left="7.50pt" fo:text-indent="-7.50pt">
        <style:tab-stops>
          <style:tab-stop style:position="76.30pt"/>
          <style:tab-stop style:position="13151.10pt"/>
          <style:tab-stop style:position="448174.15pt" style:type="righ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justify" fo:margin-left="7.50pt" fo:text-indent="-7.50pt">
        <style:tab-stops>
          <style:tab-stop style:position="76.30pt"/>
          <style:tab-stop style:position="13151.10pt"/>
          <style:tab-stop style:position="448174.15pt" style:type="righ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justify" fo:margin-left="7.50pt" fo:text-indent="-7.50pt">
        <style:tab-stops>
          <style:tab-stop style:position="76.30pt"/>
          <style:tab-stop style:position="13151.10pt"/>
          <style:tab-stop style:position="448174.15pt" style:type="righ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justify" fo:margin-left="7.50pt" fo:text-indent="-7.50pt">
        <style:tab-stops>
          <style:tab-stop style:position="76.30pt"/>
          <style:tab-stop style:position="13151.10pt"/>
          <style:tab-stop style:position="448174.15pt" style:type="righ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justify" fo:margin-left="7.50pt" fo:text-indent="-7.50pt">
        <style:tab-stops>
          <style:tab-stop style:position="76.30pt"/>
          <style:tab-stop style:position="13151.10pt"/>
          <style:tab-stop style:position="448174.15pt" style:type="righ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justify" fo:margin-left="7.50pt" fo:text-indent="-7.50pt">
        <style:tab-stops>
          <style:tab-stop style:position="76.30pt"/>
          <style:tab-stop style:position="13151.10pt"/>
          <style:tab-stop style:position="448174.15pt" style:type="righ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justify" fo:margin-left="7.50pt" fo:text-indent="-7.50pt">
        <style:tab-stops>
          <style:tab-stop style:position="76.30pt"/>
          <style:tab-stop style:position="13151.10pt"/>
          <style:tab-stop style:position="448174.15pt" style:type="righ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justify" fo:margin-left="7.50pt" fo:text-indent="-7.50pt">
        <style:tab-stops>
          <style:tab-stop style:position="76.30pt"/>
          <style:tab-stop style:position="13151.10pt"/>
          <style:tab-stop style:position="448174.15pt" style:type="right"/>
        </style:tab-stops>
      </style:paragraph-properties>
    </style:style>
    <style:style style:name="P57" style:family="paragraph">
      <style:paragraph-properties fo:line-height="100.00%" fo:text-align="justify" fo:margin-bottom="7.50pt"/>
    </style:style>
    <style:style style:name="P58" style:family="paragraph">
      <style:paragraph-properties fo:line-height="100.00%" fo:text-align="justify"/>
    </style:style>
    <style:style style:name="P59" style:family="paragraph">
      <style:paragraph-properties fo:line-height="100.00%" fo:text-align="justify" fo:margin-left="0.00pt" fo:text-indent="36.00pt"/>
    </style:style>
    <style:style style:name="P60" style:family="paragraph">
      <style:paragraph-properties fo:line-height="100.00%" fo:text-align="justify" fo:margin-left="36.00pt" fo:text-indent="0.00pt"/>
    </style:style>
    <style:style style:name="P61" style:family="paragraph">
      <style:paragraph-properties fo:line-height="100.00%" fo:text-align="justify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62" style:family="paragraph">
      <style:paragraph-properties fo:line-height="100.00%" fo:text-align="justify" fo:margin-left="36.00pt" fo:text-indent="0.00pt"/>
    </style:style>
    <style:style style:name="P63" style:family="paragraph">
      <style:paragraph-properties fo:line-height="100.00%" fo:text-align="justify"/>
    </style:style>
    <style:style style:name="P64" style:family="paragraph">
      <style:paragraph-properties fo:line-height="100.00%" fo:text-align="justify" fo:margin-bottom="8.00pt"/>
    </style:style>
    <style:style style:name="P65" style:family="paragraph">
      <style:paragraph-properties fo:line-height="100.00%" fo:text-align="justify" fo:margin-left="36.00pt" fo:text-indent="0.00pt" fo:margin-top="6.00pt" fo:margin-bottom="7.20pt"/>
    </style:style>
    <text:list-style style:name="L6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66" style:family="paragraph">
      <style:paragraph-properties fo:line-height="100.00%" fo:text-align="justify" fo:margin-left="-18.00pt" fo:text-indent="18.00pt"/>
    </style:style>
    <style:style style:name="P67" style:family="paragraph">
      <style:paragraph-properties fo:line-height="100.00%" fo:text-align="justify"/>
    </style:style>
    <style:style style:name="P68" style:family="paragraph">
      <style:paragraph-properties fo:line-height="100.00%" fo:text-align="justify" fo:margin-left="36.00pt" fo:text-indent="0.00pt"/>
    </style:style>
    <style:style style:name="P69" style:family="paragraph">
      <style:paragraph-properties fo:line-height="100.00%" fo:text-align="justify" fo:margin-bottom="8.00pt"/>
    </style:style>
    <style:style style:name="P70" style:family="paragraph">
      <style:paragraph-properties fo:line-height="100.00%" fo:text-align="justify" fo:margin-left="36.00pt" fo:text-indent="0.00pt" fo:margin-bottom="8.00pt"/>
    </style:style>
    <style:style style:name="P71" style:family="paragraph">
      <style:paragraph-properties fo:line-height="100.00%" fo:text-align="justify" fo:margin-bottom="8.00pt"/>
    </style:style>
    <style:style style:name="P72" style:family="paragraph">
      <style:paragraph-properties fo:line-height="100.00%" fo:text-align="justify" fo:margin-left="36.00pt" fo:text-indent="0.00pt" fo:margin-bottom="8.00pt"/>
    </style:style>
    <style:style style:name="P73" style:family="paragraph">
      <style:paragraph-properties fo:line-height="100.00%" fo:text-align="justify" fo:margin-bottom="8.00pt"/>
    </style:style>
    <style:style style:name="P74" style:family="paragraph">
      <style:paragraph-properties fo:line-height="100.00%" fo:text-align="justify" fo:margin-left="36.00pt" fo:text-indent="0.00pt"/>
    </style:style>
    <style:style style:name="P75" style:family="paragraph">
      <style:paragraph-properties fo:line-height="100.00%" fo:text-align="justify"/>
    </style:style>
    <style:style style:name="P76" style:family="paragraph">
      <style:paragraph-properties fo:line-height="100.00%" fo:text-align="justify" fo:margin-bottom="8.00pt"/>
    </style:style>
    <style:style style:name="P77" style:family="paragraph">
      <style:paragraph-properties fo:line-height="100.00%" fo:text-align="justify" fo:margin-left="36.00pt" fo:text-indent="0.00pt" fo:margin-bottom="8.00pt"/>
    </style:style>
    <style:style style:name="P78" style:family="paragraph">
      <style:paragraph-properties fo:line-height="100.00%" fo:text-align="justify" fo:margin-bottom="8.00pt"/>
    </style:style>
    <style:style style:name="P79" style:family="paragraph">
      <style:paragraph-properties fo:line-height="100.00%" fo:text-align="justify" fo:margin-left="36.00pt" fo:text-indent="0.00pt"/>
    </style:style>
    <style:style style:name="P80" style:family="paragraph">
      <style:paragraph-properties fo:line-height="100.00%" fo:text-align="justify" fo:margin-bottom="8.00pt"/>
    </style:style>
    <style:style style:name="TableColumn0100" style:family="table-column">
      <style:table-column-properties style:column-width="1.163889in"/>
    </style:style>
    <style:style style:name="TableColumn0101" style:family="table-column">
      <style:table-column-properties style:column-width="2.756250in"/>
    </style:style>
    <style:style style:name="TableColumn0102" style:family="table-column">
      <style:table-column-properties style:column-width="2.575694in"/>
    </style:style>
    <style:style style:name="Table01" style:family="table">
      <style:table-properties style:width="6.495833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0001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0002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0101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0102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0201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0202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0301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0302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0401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0402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0501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0502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0601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0602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0701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0702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0801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0802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0901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0902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1001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1002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1101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1102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1201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1202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1301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1302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1401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1402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Row0115" style:family="table-row">
      <style:table-row-properties/>
    </style:style>
    <style:style style:name="TableCell011500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1501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1502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Row0116" style:family="table-row">
      <style:table-row-properties/>
    </style:style>
    <style:style style:name="TableCell011600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1601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  <style:style style:name="TableCell011602" style:family="table-cell">
      <style:table-cell-properties fo:border-top="0.002778in solid #dfdfdf" fo:border-left="0.002778in solid #dfdfdf" fo:border-right="0.002778in solid #dfdfdf" fo:border-bottom="0.002778in solid #dfdfdf" fo:padding-left="0.104167in" fo:padding-right="0.104167in" fo:vertical-align="top" fo:background-color="#ffffff"/>
    </style:style>
  </office:automatic-styles>
  <office:body>
    <office:text>
      <text:p text:style-name="P1"><text:span text:style-name="T1">MODULE 6 :<text:s/></text:span><text:span text:style-name="T2">Bootstrap Basic &amp; Advanced</text:span></text:p>
      <text:p text:style-name="P2"><text:span text:style-name="T3"/></text:p>
      <text:p text:style-name="P3"><text:span text:style-name="T4">Q- 1.<text:s text:c="2"/>What are the advantages of Bootstrap?</text:span></text:p>
      <text:p text:style-name="P4"><text:span text:style-name="T5">Bootstrap is very easy and quite simple to use for designing and</text:span></text:p>
      <text:p text:style-name="P4"><text:span text:style-name="T5">Development. Bootstrap is a framework which is easily integrated with bulk</text:span></text:p>
      <text:p text:style-name="P5"><text:span text:style-name="T5">Frameworks. Uninterrupted with existing sites or the new one. Bootstrap is an agile framework that is quite faster than other frameworks. It saves time due to its standard ready-made coding blocks, responsiveness, and cross-browser capabilities. Bootstrap supports JavaScript Components so one doesn't require knowledge of scripting.</text:span><text:span text:style-name="T6"/></text:p>
      <text:p text:style-name="P6"><text:span text:style-name="T7"/></text:p>
      <text:p text:style-name="P6"><text:span text:style-name="T7"/></text:p>
      <text:p text:style-name="P6"><text:span text:style-name="T8">Q-2.<text:s text:c="3"/>What is a Bootstrap Container, and how does it work?</text:span></text:p>
      <text:p text:style-name="P7"><text:span text:style-name="T9">In Bootstrap, container is used to set the content's margins dealing with</text:span></text:p>
      <text:p text:style-name="P8"><text:span text:style-name="T9"><text:s text:c="9"/><text:tab/>The responsive behaviours of your layout. It contains the row elements </text:span></text:p>
      <text:p text:style-name="P8"><text:span text:style-name="T9"><text:s text:c="8"/><text:tab/> And the row elements are the container of columns (known as grid system).</text:span><text:span text:style-name="T10"/></text:p>
      <text:p text:style-name="P8"><text:span text:style-name="T11"/></text:p>
      <text:p text:style-name="P8"><text:span text:style-name="T12">EXAMPLE:<text:s/></text:span><text:span text:style-name="T13"/></text:p>
      <text:p text:style-name="P8"><text:span text:style-name="T14"/></text:p>
      <text:p text:style-name="P9"><text:span text:style-name="T15">&lt;!</text:span><text:span text:style-name="T16">DOCTYPE</text:span><text:span text:style-name="T17"><text:s/></text:span><text:span text:style-name="T18">html</text:span><text:span text:style-name="T19">&gt;</text:span></text:p>
      <text:p text:style-name="P9"><text:span text:style-name="T19">&lt;</text:span><text:span text:style-name="T20">html</text:span><text:span text:style-name="T21"><text:s/></text:span><text:span text:style-name="T22">lang</text:span><text:span text:style-name="T23">=</text:span><text:span text:style-name="T24">"en"</text:span><text:span text:style-name="T25">&gt;</text:span></text:p>
      <text:p text:style-name="P9"><text:span text:style-name="T25">&lt;</text:span><text:span text:style-name="T26">head</text:span><text:span text:style-name="T27">&gt;</text:span></text:p>
      <text:p text:style-name="P9"><text:span text:style-name="T28">   <text:s/></text:span><text:span text:style-name="T29">&lt;</text:span><text:span text:style-name="T30">meta</text:span><text:span text:style-name="T31"><text:s/></text:span><text:span text:style-name="T32">charset</text:span><text:span text:style-name="T33">=</text:span><text:span text:style-name="T34">"UTF-8"</text:span><text:span text:style-name="T35">&gt;</text:span></text:p>
      <text:p text:style-name="P9"><text:span text:style-name="T36">   <text:s/></text:span><text:span text:style-name="T37">&lt;</text:span><text:span text:style-name="T38">meta</text:span><text:span text:style-name="T39"><text:s/></text:span><text:span text:style-name="T40">name</text:span><text:span text:style-name="T41">=</text:span><text:span text:style-name="T42">"viewport"</text:span><text:span text:style-name="T43"><text:s/></text:span><text:span text:style-name="T44">content</text:span><text:span text:style-name="T45">=</text:span><text:span text:style-name="T46">"width=device-width, initial-scale=1.0"</text:span><text:span text:style-name="T47">&gt;</text:span></text:p>
      <text:p text:style-name="P9"><text:span text:style-name="T48">   <text:s/></text:span><text:span text:style-name="T49">&lt;</text:span><text:span text:style-name="T50">title</text:span><text:span text:style-name="T51">&gt;</text:span><text:span text:style-name="T52">Airtel Black Bill Payment<text:s/></text:span><text:span text:style-name="T53">&lt;/</text:span><text:span text:style-name="T54">title</text:span><text:span text:style-name="T55">&gt;</text:span></text:p>
      <text:p text:style-name="P9"><text:span text:style-name="T56">   <text:s/></text:span><text:span text:style-name="T57">&lt;</text:span><text:span text:style-name="T58">link</text:span><text:span text:style-name="T59"><text:s/></text:span><text:span text:style-name="T60">rel</text:span><text:span text:style-name="T61">=</text:span><text:span text:style-name="T62">"stylesheet"</text:span><text:span text:style-name="T63"><text:s/></text:span><text:span text:style-name="T64">href</text:span><text:span text:style-name="T65">=</text:span><text:span text:style-name="T66">"https://cdnjs.cloudflare.com/ajax/libs/font-awesome/6.4.0/css/all.min.css"</text:span><text:span text:style-name="T67">&gt;</text:span></text:p>
      <text:p text:style-name="P9"><text:span text:style-name="T67">&lt;/</text:span><text:span text:style-name="T68">head</text:span><text:span text:style-name="T69">&gt;</text:span></text:p>
      <text:p text:style-name="P9"><text:span text:style-name="T69">&lt;</text:span><text:span text:style-name="T70">style</text:span><text:span text:style-name="T71">&gt;</text:span></text:p>
      <text:p text:style-name="P9"><text:span text:style-name="T72">   <text:s/></text:span><text:span text:style-name="T73">*</text:span><text:span text:style-name="T74">{</text:span></text:p>
      <text:p text:style-name="P9"><text:span text:style-name="T74">       <text:s/></text:span><text:span text:style-name="T75">margin</text:span><text:span text:style-name="T76">:<text:s/></text:span><text:span text:style-name="T77">0</text:span><text:span text:style-name="T78">;</text:span></text:p>
      <text:p text:style-name="P9"><text:span text:style-name="T78">       <text:s/></text:span><text:span text:style-name="T79">padding</text:span><text:span text:style-name="T80">:<text:s/></text:span><text:span text:style-name="T81">0</text:span><text:span text:style-name="T82">;</text:span></text:p>
      <text:p text:style-name="P9"><text:span text:style-name="T82">       <text:s/></text:span><text:span text:style-name="T83">box-sizing</text:span><text:span text:style-name="T84">:<text:s/></text:span><text:span text:style-name="T85">border-box</text:span><text:span text:style-name="T86">;</text:span></text:p>
      <text:p text:style-name="P9"><text:span text:style-name="T86">    }</text:span></text:p>
      <text:p text:style-name="P9"><text:span text:style-name="T86">   <text:s/></text:span><text:span text:style-name="T87">.logo</text:span><text:span text:style-name="T88">{</text:span></text:p>
      <text:p text:style-name="P9"><text:span text:style-name="T88">       <text:s/></text:span><text:span text:style-name="T89">height</text:span><text:span text:style-name="T90">:<text:s/></text:span><text:span text:style-name="T91">80px</text:span><text:span text:style-name="T92">;</text:span></text:p>
      <text:p text:style-name="P9"><text:span text:style-name="T92">       <text:s/></text:span><text:span text:style-name="T93">width</text:span><text:span text:style-name="T94">:<text:s/></text:span><text:span text:style-name="T95">200px</text:span><text:span text:style-name="T96">;</text:span></text:p>
      <text:p text:style-name="P9"><text:span text:style-name="T96">        </text:span></text:p>
      <text:p text:style-name="P9"><text:span text:style-name="T96">    }</text:span></text:p>
      <text:p text:style-name="P9"><text:span text:style-name="T96">    </text:span></text:p>
      <text:p text:style-name="P9"><text:span text:style-name="T97"/></text:p>
      <text:p text:style-name="P9"><text:span text:style-name="T98">user agent stylesheet</text:span></text:p>
      <text:p text:style-name="P9"><text:span text:style-name="T99">h1</text:span><text:span text:style-name="T100"><text:s/>{</text:span></text:p>
      <text:p text:style-name="P9"><text:span text:style-name="T100">   <text:s/></text:span><text:span text:style-name="T101">text-align</text:span><text:span text:style-name="T102">:<text:s/></text:span><text:span text:style-name="T103">center</text:span><text:span text:style-name="T104">;</text:span></text:p>
      <text:p text:style-name="P9"><text:span text:style-name="T104">}</text:span></text:p>
      <text:p text:style-name="P9"><text:span text:style-name="T104">   <text:s/></text:span><text:span text:style-name="T105">#root</text:span><text:span text:style-name="T106">,<text:s/></text:span><text:span text:style-name="T107">body</text:span><text:span text:style-name="T108">,<text:s/></text:span><text:span text:style-name="T109">html</text:span><text:span text:style-name="T110"><text:s/>{</text:span></text:p>
      <text:p text:style-name="P9"><text:span text:style-name="T110">   <text:s/></text:span><text:span text:style-name="T111">background-color</text:span><text:span text:style-name="T112">:<text:s/></text:span><text:span text:style-name="T113">#f7f7fa</text:span><text:span text:style-name="T114">;</text:span></text:p>
      <text:p text:style-name="P9"><text:span text:style-name="T114">}</text:span></text:p>
      <text:p text:style-name="P9"><text:span text:style-name="T115">.wt-row</text:span><text:span text:style-name="T116"><text:s/>{</text:span></text:p>
      <text:p text:style-name="P9"><text:span text:style-name="T116">   <text:s/></text:span><text:span text:style-name="T117">color</text:span><text:span text:style-name="T118">:<text:s/></text:span><text:span text:style-name="T119">#f7f7fa</text:span><text:span text:style-name="T120">;</text:span></text:p>
      <text:p text:style-name="P9"><text:span text:style-name="T120">   <text:s/></text:span><text:span text:style-name="T121">display</text:span><text:span text:style-name="T122">:<text:s/></text:span><text:span text:style-name="T123">flex</text:span><text:span text:style-name="T124">;</text:span></text:p>
      <text:p text:style-name="P9"><text:span text:style-name="T124">    </text:span></text:p>
      <text:p text:style-name="P9"><text:span text:style-name="T124">}</text:span></text:p>
      <text:p text:style-name="P9"><text:span text:style-name="T125">#recharge</text:span><text:span text:style-name="T126">{</text:span></text:p>
      <text:p text:style-name="P9"><text:span text:style-name="T126">   <text:s/></text:span><text:span text:style-name="T127">padding-left</text:span><text:span text:style-name="T128">:<text:s/></text:span><text:span text:style-name="T129">150px</text:span><text:span text:style-name="T130">;</text:span></text:p>
      <text:p text:style-name="P9"><text:span text:style-name="T130">   <text:s/></text:span><text:span text:style-name="T131">padding-top</text:span><text:span text:style-name="T132">:<text:s/></text:span><text:span text:style-name="T133">50px</text:span><text:span text:style-name="T134">;</text:span></text:p>
      <text:p text:style-name="P9"><text:span text:style-name="T134">   <text:s/></text:span><text:span text:style-name="T135">padding-right</text:span><text:span text:style-name="T136">:<text:s/></text:span><text:span text:style-name="T137">100px</text:span><text:span text:style-name="T138">;</text:span></text:p>
      <text:p text:style-name="P9"><text:span text:style-name="T138">   <text:s/></text:span><text:span text:style-name="T139">padding-bottom</text:span><text:span text:style-name="T140">:<text:s/></text:span><text:span text:style-name="T141">300px</text:span><text:span text:style-name="T142">;</text:span></text:p>
      <text:p text:style-name="P9"><text:span text:style-name="T142">}</text:span></text:p>
      <text:p text:style-name="P9"><text:span text:style-name="T143">#prepaid</text:span><text:span text:style-name="T144">{</text:span></text:p>
      <text:p text:style-name="P9"><text:span text:style-name="T144">   <text:s/></text:span><text:span text:style-name="T145">padding</text:span><text:span text:style-name="T146">:<text:s/></text:span><text:span text:style-name="T147">100px</text:span><text:span text:style-name="T148">;</text:span></text:p>
      <text:p text:style-name="P9"><text:span text:style-name="T148">   <text:s/></text:span><text:span text:style-name="T149">color</text:span><text:span text:style-name="T150">:<text:s/></text:span><text:span text:style-name="T151">#121312</text:span><text:span text:style-name="T152">;</text:span></text:p>
      <text:p text:style-name="P9"><text:span text:style-name="T152">}</text:span></text:p>
      <text:p text:style-name="P9"><text:span text:style-name="T153">h2</text:span><text:span text:style-name="T154">{</text:span></text:p>
      <text:p text:style-name="P9"><text:span text:style-name="T154">   <text:s/></text:span><text:span text:style-name="T155">padding-bottom</text:span><text:span text:style-name="T156">:<text:s/></text:span><text:span text:style-name="T157">50px</text:span><text:span text:style-name="T158">;</text:span></text:p>
      <text:p text:style-name="P9"><text:span text:style-name="T158">   <text:s/></text:span><text:span text:style-name="T159">size</text:span><text:span text:style-name="T160">:<text:s/></text:span><text:span text:style-name="T161">50px</text:span><text:span text:style-name="T162">;</text:span></text:p>
      <text:p text:style-name="P9"><text:span text:style-name="T162">}</text:span></text:p>
      <text:p text:style-name="P9"><text:span text:style-name="T163"/></text:p>
      <text:p text:style-name="P9"><text:span text:style-name="T164">p</text:span><text:span text:style-name="T165">{</text:span></text:p>
      <text:p text:style-name="P9"><text:span text:style-name="T165">   <text:s/></text:span><text:span text:style-name="T166">padding-bottom</text:span><text:span text:style-name="T167">:<text:s/></text:span><text:span text:style-name="T168">50px</text:span><text:span text:style-name="T169">;</text:span></text:p>
      <text:p text:style-name="P9"><text:span text:style-name="T169">   <text:s/></text:span><text:span text:style-name="T170">word</text:span><text:span text:style-name="T171"><text:s/></text:span><text:span text:style-name="T172">size</text:span><text:span text:style-name="T173">:<text:s/></text:span><text:span text:style-name="T174">60px</text:span><text:span text:style-name="T175">;</text:span></text:p>
      <text:p text:style-name="P9"><text:span text:style-name="T175">}</text:span></text:p>
      <text:p text:style-name="P9"><text:span text:style-name="T176">&lt;/</text:span><text:span text:style-name="T177">style</text:span><text:span text:style-name="T178">&gt;</text:span></text:p>
      <text:p text:style-name="P9"><text:span text:style-name="T178">&lt;</text:span><text:span text:style-name="T179">body</text:span><text:span text:style-name="T180">&gt;</text:span></text:p>
      <text:p text:style-name="P9"><text:span text:style-name="T181">   </text:span><text:span text:style-name="T182">&lt;</text:span><text:span text:style-name="T183">div</text:span><text:span text:style-name="T184"><text:s/></text:span><text:span text:style-name="T185">class</text:span><text:span text:style-name="T186">=</text:span><text:span text:style-name="T187">"container-fluid logo"</text:span><text:span text:style-name="T188"><text:s/></text:span><text:span text:style-name="T189">&gt;</text:span></text:p>
      <text:p text:style-name="P9"><text:span text:style-name="T190">         </text:span><text:span text:style-name="T191">&lt;</text:span><text:span text:style-name="T192">div</text:span><text:span text:style-name="T193">&gt;&lt;</text:span><text:span text:style-name="T194">img</text:span><text:span text:style-name="T195"><text:s/></text:span><text:span text:style-name="T196">src</text:span><text:span text:style-name="T197">=</text:span><text:span text:style-name="T198">"logo-red (1).svg"</text:span><text:span text:style-name="T199"><text:s/></text:span><text:span text:style-name="T200">alt</text:span><text:span text:style-name="T201">=</text:span><text:span text:style-name="T202">""</text:span><text:span text:style-name="T203">&gt;</text:span></text:p>
      <text:p text:style-name="P9"><text:span text:style-name="T204">   </text:span><text:span text:style-name="T205">&lt;/</text:span><text:span text:style-name="T206">div</text:span><text:span text:style-name="T207">&gt;</text:span></text:p>
      <text:p text:style-name="P9"><text:span text:style-name="T208">   </text:span><text:span text:style-name="T209">&lt;</text:span><text:span text:style-name="T210">div</text:span><text:span text:style-name="T211"><text:s/></text:span><text:span text:style-name="T212">class</text:span><text:span text:style-name="T213">=</text:span><text:span text:style-name="T214">"container"</text:span><text:span text:style-name="T215">&gt;</text:span></text:p>
      <text:p text:style-name="P9"><text:span text:style-name="T216">   </text:span><text:span text:style-name="T217">&lt;</text:span><text:span text:style-name="T218">div</text:span><text:span text:style-name="T219"><text:s/></text:span><text:span text:style-name="T220">class</text:span><text:span text:style-name="T221">=</text:span><text:span text:style-name="T222">"wt-row"</text:span><text:span text:style-name="T223">&gt;</text:span></text:p>
      <text:p text:style-name="P9"><text:span text:style-name="T224">   <text:s/></text:span><text:span text:style-name="T225">&lt;</text:span><text:span text:style-name="T226">div</text:span><text:span text:style-name="T227"><text:s/></text:span><text:span text:style-name="T228">class</text:span><text:span text:style-name="T229">=</text:span><text:span text:style-name="T230">"col-md-4 text-center text-white"</text:span><text:span text:style-name="T231"><text:s/></text:span><text:span text:style-name="T232">id</text:span><text:span text:style-name="T233">=</text:span><text:span text:style-name="T234">"recharge"</text:span><text:span text:style-name="T235"><text:s/></text:span><text:span text:style-name="T236">style</text:span><text:span text:style-name="T237">=</text:span><text:span text:style-name="T238">"background-color: #121312;"</text:span><text:span text:style-name="T239">&gt;</text:span></text:p>
      <text:p text:style-name="P9"><text:span text:style-name="T240">       <text:s/></text:span><text:span text:style-name="T241">&lt;</text:span><text:span text:style-name="T242">h1</text:span><text:span text:style-name="T243">&gt;</text:span><text:span text:style-name="T244">RechargeOnline</text:span><text:span text:style-name="T245">&lt;/</text:span><text:span text:style-name="T246">h1</text:span><text:span text:style-name="T247">&gt;</text:span></text:p>
      <text:p text:style-name="P9"><text:span text:style-name="T248">       <text:s/></text:span><text:span text:style-name="T249">&lt;</text:span><text:span text:style-name="T250">p</text:span><text:span text:style-name="T251">&gt;</text:span><text:span text:style-name="T252">faster recharges - anywhere,any time</text:span><text:span text:style-name="T253">&lt;/</text:span><text:span text:style-name="T254">p</text:span><text:span text:style-name="T255">&gt;</text:span></text:p>
      <text:p text:style-name="P9"><text:span text:style-name="T256">   <text:s/></text:span><text:span text:style-name="T257">&lt;/</text:span><text:span text:style-name="T258">div</text:span><text:span text:style-name="T259">&gt;</text:span></text:p>
      <text:p text:style-name="P9"><text:span text:style-name="T260">   <text:s/></text:span><text:span text:style-name="T261">&lt;</text:span><text:span text:style-name="T262">div</text:span><text:span text:style-name="T263"><text:s/></text:span><text:span text:style-name="T264">class</text:span><text:span text:style-name="T265">=</text:span><text:span text:style-name="T266">"col-md-6 text-center"</text:span><text:span text:style-name="T267"><text:s/></text:span><text:span text:style-name="T268">id</text:span><text:span text:style-name="T269">=</text:span><text:span text:style-name="T270">"prepaid"</text:span><text:span text:style-name="T271">&gt;</text:span></text:p>
      <text:p text:style-name="P9"><text:span text:style-name="T272">       <text:s/></text:span><text:span text:style-name="T273">&lt;</text:span><text:span text:style-name="T274">h2</text:span><text:span text:style-name="T275">&gt;</text:span><text:span text:style-name="T276">Prepaid mobile recharge</text:span><text:span text:style-name="T277">&lt;/</text:span><text:span text:style-name="T278">h2</text:span><text:span text:style-name="T279">&gt;</text:span></text:p>
      <text:p text:style-name="P9"><text:span text:style-name="T280">       <text:s/></text:span><text:span text:style-name="T281">&lt;</text:span><text:span text:style-name="T282">p</text:span><text:span text:style-name="T283">&gt;</text:span><text:span text:style-name="T284">Recharge your number for validity,talktime or data<text:s/></text:span><text:span text:style-name="T285">&lt;/</text:span><text:span text:style-name="T286">p</text:span><text:span text:style-name="T287">&gt;</text:span></text:p>
      <text:p text:style-name="P9"><text:span text:style-name="T288">       <text:s/></text:span><text:span text:style-name="T289">&lt;</text:span><text:span text:style-name="T290">p</text:span><text:span text:style-name="T291">&gt;</text:span><text:span text:style-name="T292">mobile no</text:span><text:span text:style-name="T293">&lt;/</text:span><text:span text:style-name="T294">p</text:span><text:span text:style-name="T295">&gt;</text:span></text:p>
      <text:p text:style-name="P9"><text:span text:style-name="T296">       <text:s/></text:span><text:span text:style-name="T297">&lt;</text:span><text:span text:style-name="T298">img</text:span><text:span text:style-name="T299"><text:s/></text:span><text:span text:style-name="T300">src</text:span><text:span text:style-name="T301">=</text:span><text:span text:style-name="T302">"page 1 main.png"</text:span><text:span text:style-name="T303"><text:s/></text:span><text:span text:style-name="T304">alt</text:span><text:span text:style-name="T305">=</text:span><text:span text:style-name="T306">""</text:span><text:span text:style-name="T307">&gt;</text:span></text:p>
      <text:p text:style-name="P9"><text:span text:style-name="T308">       <text:s/></text:span><text:span text:style-name="T309">&lt;</text:span><text:span text:style-name="T310">button</text:span><text:span text:style-name="T311">&gt;&lt;/</text:span><text:span text:style-name="T312">button</text:span><text:span text:style-name="T313">&gt;</text:span></text:p>
      <text:p text:style-name="P9"><text:span text:style-name="T314">   <text:s/></text:span><text:span text:style-name="T315">&lt;/</text:span><text:span text:style-name="T316">div</text:span><text:span text:style-name="T317">&gt;</text:span></text:p>
      <text:p text:style-name="P9"><text:span text:style-name="T318"/></text:p>
      <text:p text:style-name="P9"><text:span text:style-name="T319">&lt;/</text:span><text:span text:style-name="T320">div</text:span><text:span text:style-name="T321">&gt;</text:span></text:p>
      <text:p text:style-name="P9"><text:span text:style-name="T322">   </text:span><text:span text:style-name="T323">&lt;/</text:span><text:span text:style-name="T324">div</text:span><text:span text:style-name="T325">&gt;</text:span></text:p>
      <text:p text:style-name="P9"><text:span text:style-name="T326">   </text:span></text:p>
      <text:p text:style-name="P9"><text:span text:style-name="T326">   </text:span></text:p>
      <text:p text:style-name="P9"><text:span text:style-name="T327">&lt;/</text:span><text:span text:style-name="T328">body</text:span><text:span text:style-name="T329">&gt;</text:span></text:p>
      <text:p text:style-name="P9"><text:span text:style-name="T329">&lt;/</text:span><text:span text:style-name="T330">html</text:span><text:span text:style-name="T331">&gt;</text:span></text:p>
      <text:p text:style-name="P10"><text:span text:style-name="T332"/></text:p>
      <text:p text:style-name="P10"><text:span text:style-name="T332"/></text:p>
      <text:p text:style-name="P10"><text:span text:style-name="T333">Q-3. What are the default Bootstrap text settings?</text:span></text:p>
      <text:p text:style-name="P11"><text:span text:style-name="T334"><text:s/>Bootstrap 4 uses a default font-size of 16px, and its line-height is </text:span></text:p>
      <text:p text:style-name="P11"><text:span text:style-name="T334"><text:s/>1.5. The default font-family is "Helvetica Neue", Helvetica, Arial, sans- </text:span></text:p>
      <text:p text:style-name="P12"><text:span text:style-name="T334"><text:s text:c="3"/><text:tab/> Serif. In addition, all &lt;p&gt; elements have margin-top: 0 and margin-</text:span></text:p>
      <text:p text:style-name="P13"><text:span text:style-name="T334"><text:s/>bottom: 1rem (16px by default).</text:span></text:p>
      <text:p text:style-name="P13"><text:span text:style-name="T335"/></text:p>
      <text:p text:style-name="P14"><text:span text:style-name="T336">EXAMPLE:</text:span><text:span text:style-name="T337"/></text:p>
      <text:p text:style-name="P14"><text:span text:style-name="T338"/></text:p>
      <text:p text:style-name="P15"><text:span text:style-name="T339">&lt;!</text:span><text:span text:style-name="T340">DOCTYPE</text:span><text:span text:style-name="T341"><text:s/></text:span><text:span text:style-name="T342">html</text:span><text:span text:style-name="T343">&gt;</text:span></text:p>
      <text:p text:style-name="P15"><text:span text:style-name="T343">&lt;</text:span><text:span text:style-name="T344">html</text:span><text:span text:style-name="T345"><text:s/></text:span><text:span text:style-name="T346">lang</text:span><text:span text:style-name="T347">=</text:span><text:span text:style-name="T348">"en"</text:span><text:span text:style-name="T349">&gt;</text:span></text:p>
      <text:p text:style-name="P15"><text:span text:style-name="T349">&lt;</text:span><text:span text:style-name="T350">head</text:span><text:span text:style-name="T351">&gt;</text:span></text:p>
      <text:p text:style-name="P15"><text:span text:style-name="T352"> <text:s/></text:span><text:span text:style-name="T353">&lt;</text:span><text:span text:style-name="T354">title</text:span><text:span text:style-name="T355">&gt;</text:span><text:span text:style-name="T356">Bootstrap Example</text:span><text:span text:style-name="T357">&lt;/</text:span><text:span text:style-name="T358">title</text:span><text:span text:style-name="T359">&gt;</text:span></text:p>
      <text:p text:style-name="P15"><text:span text:style-name="T360"> <text:s/></text:span><text:span text:style-name="T361">&lt;</text:span><text:span text:style-name="T362">meta</text:span><text:span text:style-name="T363"><text:s/></text:span><text:span text:style-name="T364">charset</text:span><text:span text:style-name="T365">=</text:span><text:span text:style-name="T366">"utf-8"</text:span><text:span text:style-name="T367">&gt;</text:span></text:p>
      <text:p text:style-name="P15"><text:span text:style-name="T368"> <text:s/></text:span><text:span text:style-name="T369">&lt;</text:span><text:span text:style-name="T370">meta</text:span><text:span text:style-name="T371"><text:s/></text:span><text:span text:style-name="T372">name</text:span><text:span text:style-name="T373">=</text:span><text:span text:style-name="T374">"viewport"</text:span><text:span text:style-name="T375"><text:s/></text:span><text:span text:style-name="T376">content</text:span><text:span text:style-name="T377">=</text:span><text:span text:style-name="T378">"width=device-width, initial-scale=1"</text:span><text:span text:style-name="T379">&gt;</text:span></text:p>
      <text:p text:style-name="P15"><text:span text:style-name="T380"> <text:s/></text:span><text:span text:style-name="T381">&lt;</text:span><text:span text:style-name="T382">link</text:span><text:span text:style-name="T383"><text:s/></text:span><text:span text:style-name="T384">rel</text:span><text:span text:style-name="T385">=</text:span><text:span text:style-name="T386">"stylesheet"</text:span><text:span text:style-name="T387"><text:s/></text:span><text:span text:style-name="T388">href</text:span><text:span text:style-name="T389">=</text:span><text:span text:style-name="T390">"https://cdn.jsdelivr.net/npm/bootstrap@4.6.2/dist/css/bootstrap.min.css"</text:span><text:span text:style-name="T391">&gt;</text:span></text:p>
      <text:p text:style-name="P15"><text:span text:style-name="T392"> <text:s/></text:span><text:span text:style-name="T393">&lt;</text:span><text:span text:style-name="T394">script</text:span><text:span text:style-name="T395"><text:s/></text:span><text:span text:style-name="T396">src</text:span><text:span text:style-name="T397">=</text:span><text:span text:style-name="T398">"https://cdn.jsdelivr.net/npm/jquery@3.6.4/dist/jquery.slim.min.js"</text:span><text:span text:style-name="T399">&gt;&lt;/</text:span><text:span text:style-name="T400">script</text:span><text:span text:style-name="T401">&gt;</text:span></text:p>
      <text:p text:style-name="P15"><text:span text:style-name="T402"> <text:s/></text:span><text:span text:style-name="T403">&lt;</text:span><text:span text:style-name="T404">script</text:span><text:span text:style-name="T405"><text:s/></text:span><text:span text:style-name="T406">src</text:span><text:span text:style-name="T407">=</text:span><text:span text:style-name="T408">"https://cdn.jsdelivr.net/npm/popper.js@1.16.1/dist/umd/popper.min.js"</text:span><text:span text:style-name="T409">&gt;&lt;/</text:span><text:span text:style-name="T410">script</text:span><text:span text:style-name="T411">&gt;</text:span></text:p>
      <text:p text:style-name="P15"><text:span text:style-name="T412"> <text:s/></text:span><text:span text:style-name="T413">&lt;</text:span><text:span text:style-name="T414">script</text:span><text:span text:style-name="T415"><text:s/></text:span><text:span text:style-name="T416">src</text:span><text:span text:style-name="T417">=</text:span><text:span text:style-name="T418">"https://cdn.jsdelivr.net/npm/bootstrap@4.6.2/dist/js/bootstrap.bundle.min.js"</text:span><text:span text:style-name="T419">&gt;&lt;/</text:span><text:span text:style-name="T420">script</text:span><text:span text:style-name="T421">&gt;</text:span></text:p>
      <text:p text:style-name="P15"><text:span text:style-name="T421">&lt;/</text:span><text:span text:style-name="T422">head</text:span><text:span text:style-name="T423">&gt;</text:span></text:p>
      <text:p text:style-name="P15"><text:span text:style-name="T423">&lt;</text:span><text:span text:style-name="T424">body</text:span><text:span text:style-name="T425">&gt;</text:span></text:p>
      <text:p text:style-name="P15"><text:span text:style-name="T426"/></text:p>
      <text:p text:style-name="P15"><text:span text:style-name="T427">&lt;</text:span><text:span text:style-name="T428">div</text:span><text:span text:style-name="T429"><text:s/></text:span><text:span text:style-name="T430">class</text:span><text:span text:style-name="T431">=</text:span><text:span text:style-name="T432">"container"</text:span><text:span text:style-name="T433">&gt;</text:span></text:p>
      <text:p text:style-name="P15"><text:span text:style-name="T434"> <text:s/></text:span><text:span text:style-name="T435">&lt;</text:span><text:span text:style-name="T436">h1</text:span><text:span text:style-name="T437">&gt;</text:span><text:span text:style-name="T438">h1 Bootstrap heading (2.5rem = 40px)</text:span><text:span text:style-name="T439">&lt;/</text:span><text:span text:style-name="T440">h1</text:span><text:span text:style-name="T441">&gt;</text:span></text:p>
      <text:p text:style-name="P15"><text:span text:style-name="T442"> <text:s/></text:span><text:span text:style-name="T443">&lt;</text:span><text:span text:style-name="T444">h2</text:span><text:span text:style-name="T445">&gt;</text:span><text:span text:style-name="T446">h2 Bootstrap heading (2rem = 32px)</text:span><text:span text:style-name="T447">&lt;/</text:span><text:span text:style-name="T448">h2</text:span><text:span text:style-name="T449">&gt;</text:span></text:p>
      <text:p text:style-name="P15"><text:span text:style-name="T450"> <text:s/></text:span><text:span text:style-name="T451">&lt;</text:span><text:span text:style-name="T452">h3</text:span><text:span text:style-name="T453">&gt;</text:span><text:span text:style-name="T454">h3 Bootstrap heading (1.75rem = 28px)</text:span><text:span text:style-name="T455">&lt;/</text:span><text:span text:style-name="T456">h3</text:span><text:span text:style-name="T457">&gt;</text:span></text:p>
      <text:p text:style-name="P15"><text:span text:style-name="T458"> <text:s/></text:span><text:span text:style-name="T459">&lt;</text:span><text:span text:style-name="T460">h4</text:span><text:span text:style-name="T461">&gt;</text:span><text:span text:style-name="T462">h4 Bootstrap heading (1.5rem = 24px)</text:span><text:span text:style-name="T463">&lt;/</text:span><text:span text:style-name="T464">h4</text:span><text:span text:style-name="T465">&gt;</text:span></text:p>
      <text:p text:style-name="P15"><text:span text:style-name="T466"> <text:s/></text:span><text:span text:style-name="T467">&lt;</text:span><text:span text:style-name="T468">h5</text:span><text:span text:style-name="T469">&gt;</text:span><text:span text:style-name="T470">h5 Bootstrap heading (1.25rem = 20px)</text:span><text:span text:style-name="T471">&lt;/</text:span><text:span text:style-name="T472">h5</text:span><text:span text:style-name="T473">&gt;</text:span></text:p>
      <text:p text:style-name="P15"><text:span text:style-name="T474"> <text:s/></text:span><text:span text:style-name="T475">&lt;</text:span><text:span text:style-name="T476">h6</text:span><text:span text:style-name="T477">&gt;</text:span><text:span text:style-name="T478">h6 Bootstrap heading (1rem = 16px)</text:span><text:span text:style-name="T479">&lt;/</text:span><text:span text:style-name="T480">h6</text:span><text:span text:style-name="T481">&gt;</text:span></text:p>
      <text:p text:style-name="P15"><text:span text:style-name="T481">&lt;/</text:span><text:span text:style-name="T482">div</text:span><text:span text:style-name="T483">&gt;</text:span></text:p>
      <text:p text:style-name="P15"><text:span text:style-name="T484"/></text:p>
      <text:p text:style-name="P15"><text:span text:style-name="T485">&lt;/</text:span><text:span text:style-name="T486">body</text:span><text:span text:style-name="T487">&gt;</text:span></text:p>
      <text:p text:style-name="P15"><text:span text:style-name="T487">&lt;/</text:span><text:span text:style-name="T488">html</text:span><text:span text:style-name="T489">&gt;</text:span></text:p>
      <text:p text:style-name="P16"><text:span text:style-name="T490"/></text:p>
      <text:p text:style-name="P16"><text:span text:style-name="T490"/></text:p>
      <text:p text:style-name="P16"><text:span text:style-name="T490"/></text:p>
      <text:p text:style-name="P16"><text:span text:style-name="T490"/></text:p>
      <text:p text:style-name="P16"><text:span text:style-name="T491">Q-4. What do you know about the Bootstrap Grid System?</text:span></text:p>
      <text:p text:style-name="P17"><text:span text:style-name="T492"><text:s/></text:span><text:span text:style-name="T493">Bootstrap’s grid system uses a series of containers, rows, and columns to </text:span></text:p>
      <text:p text:style-name="P17"><text:span text:style-name="T493"><text:s text:c="2"/>Layout and align content. It’s built with </text:span><text:a xlink:href="https://developer.mozilla.org/en-US/docs/Web/CSS/CSS_Flexible_Box_Layout/Basic_Concepts_of_Flexbox"><text:span text:style-name="T495">flex box</text:span></text:a><text:span text:style-name="T496"> and is fully responsive. </text:span></text:p>
      <text:p text:style-name="P17"><text:span text:style-name="T496"><text:s text:c="2"/>Below is an example and an in-depth explanation for how the grid system </text:span></text:p>
      <text:p text:style-name="P17"><text:span text:style-name="T496"><text:s text:c="2"/>Comes together.</text:span></text:p>
      <text:p text:style-name="P17"><text:span text:style-name="T497"/></text:p>
      <text:p text:style-name="P18"><text:span text:style-name="T498">EXAMPLE:</text:span><text:span text:style-name="T499"/></text:p>
      <text:p text:style-name="P18"><text:span text:style-name="T500"/></text:p>
      <text:p text:style-name="P19"><text:span text:style-name="T501">&lt;</text:span><text:span text:style-name="T502">div</text:span><text:span text:style-name="T503"><text:s/></text:span><text:span text:style-name="T504">class</text:span><text:span text:style-name="T505">=</text:span><text:span text:style-name="T506">"container"</text:span><text:span text:style-name="T507">&gt;</text:span></text:p>
      <text:p text:style-name="P19"><text:span text:style-name="T508"> <text:s/></text:span><text:span text:style-name="T509">&lt;</text:span><text:span text:style-name="T510">div</text:span><text:span text:style-name="T511"><text:s/></text:span><text:span text:style-name="T512">class</text:span><text:span text:style-name="T513">=</text:span><text:span text:style-name="T514">"row"</text:span><text:span text:style-name="T515">&gt;</text:span></text:p>
      <text:p text:style-name="P19"><text:span text:style-name="T516">   <text:s/></text:span><text:span text:style-name="T517">&lt;</text:span><text:span text:style-name="T518">div</text:span><text:span text:style-name="T519"><text:s/></text:span><text:span text:style-name="T520">class</text:span><text:span text:style-name="T521">=</text:span><text:span text:style-name="T522">"col"</text:span><text:span text:style-name="T523">&gt;</text:span></text:p>
      <text:p text:style-name="P19"><text:span text:style-name="T524">      Column</text:span></text:p>
      <text:p text:style-name="P19"><text:span text:style-name="T524">   <text:s/></text:span><text:span text:style-name="T525">&lt;/</text:span><text:span text:style-name="T526">div</text:span><text:span text:style-name="T527">&gt;</text:span></text:p>
      <text:p text:style-name="P19"><text:span text:style-name="T528">   <text:s/></text:span><text:span text:style-name="T529">&lt;</text:span><text:span text:style-name="T530">div</text:span><text:span text:style-name="T531"><text:s/></text:span><text:span text:style-name="T532">class</text:span><text:span text:style-name="T533">=</text:span><text:span text:style-name="T534">"col"</text:span><text:span text:style-name="T535">&gt;</text:span></text:p>
      <text:p text:style-name="P19"><text:span text:style-name="T536">      Column</text:span></text:p>
      <text:p text:style-name="P19"><text:span text:style-name="T536">   <text:s/></text:span><text:span text:style-name="T537">&lt;/</text:span><text:span text:style-name="T538">div</text:span><text:span text:style-name="T539">&gt;</text:span></text:p>
      <text:p text:style-name="P19"><text:span text:style-name="T540">   <text:s/></text:span><text:span text:style-name="T541">&lt;</text:span><text:span text:style-name="T542">div</text:span><text:span text:style-name="T543"><text:s/></text:span><text:span text:style-name="T544">class</text:span><text:span text:style-name="T545">=</text:span><text:span text:style-name="T546">"col"</text:span><text:span text:style-name="T547">&gt;</text:span></text:p>
      <text:p text:style-name="P19"><text:span text:style-name="T548">      Column</text:span></text:p>
      <text:p text:style-name="P19"><text:span text:style-name="T548">   <text:s/></text:span><text:span text:style-name="T549">&lt;/</text:span><text:span text:style-name="T550">div</text:span><text:span text:style-name="T551">&gt;</text:span></text:p>
      <text:p text:style-name="P19"><text:span text:style-name="T552"> <text:s/></text:span><text:span text:style-name="T553">&lt;/</text:span><text:span text:style-name="T554">div</text:span><text:span text:style-name="T555">&gt;</text:span></text:p>
      <text:p text:style-name="P19"><text:span text:style-name="T555">&lt;/</text:span><text:span text:style-name="T556">div</text:span><text:span text:style-name="T557">&gt;</text:span></text:p>
      <text:p text:style-name="P20"><text:span text:style-name="T558"/></text:p>
      <text:p text:style-name="P20"><text:span text:style-name="T558"/></text:p>
      <text:p text:style-name="P20"><text:span text:style-name="T559">Q-5. What is the difference between Bootstrap 4 and Bootstrap 5?</text:span></text:p>
      <text:p text:style-name="P20"><text:span text:style-name="T560"><text:tab/>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22"><text:span text:style-name="T562">BASIS OF</text:span><text:span text:style-name="T563"/></text:p>
          </table:table-cell>
          <table:table-cell table:style-name="TableCell010001">
            <text:p text:style-name="P22"><text:span text:style-name="T564">BOOTSTRAP 4</text:span><text:span text:style-name="T565"/></text:p>
          </table:table-cell>
          <table:table-cell table:style-name="TableCell010002">
            <text:p text:style-name="P22"><text:span text:style-name="T566">BOOTSTRAP 5</text:span><text:span text:style-name="T567"/></text:p>
          </table:table-cell>
        </table:table-row>
        <table:table-row table:style-name="TableRow0101">
          <table:table-cell table:style-name="TableCell010100">
            <text:p text:style-name="P25"><text:span text:style-name="T569">Grid System</text:span><text:span text:style-name="T570"/></text:p>
          </table:table-cell>
          <table:table-cell table:style-name="TableCell010101">
            <text:p text:style-name="P25"><text:span text:style-name="T571">It has 5 tier (xs, sm, md, lg, xl).</text:span><text:span text:style-name="T572"/></text:p>
          </table:table-cell>
          <table:table-cell table:style-name="TableCell010102">
            <text:p text:style-name="P25"><text:span text:style-name="T573">It has 6 tier (xs, sm, md, lg, xl, xxl).</text:span><text:span text:style-name="T574"/></text:p>
          </table:table-cell>
        </table:table-row>
        <table:table-row table:style-name="TableRow0102">
          <table:table-cell table:style-name="TableCell010200">
            <text:p text:style-name="P27"><text:span text:style-name="T575">Color</text:span><text:span text:style-name="T576"/></text:p>
          </table:table-cell>
          <table:table-cell table:style-name="TableCell010201">
            <text:p text:style-name="P27"><text:span text:style-name="T577">It has limited colors.</text:span><text:span text:style-name="T578"/></text:p>
          </table:table-cell>
          <table:table-cell table:style-name="TableCell010202">
            <text:p text:style-name="P27"><text:span text:style-name="T579">Extra colors added with the looks, A card improved color palette. There are various shades available to choose.</text:span><text:span text:style-name="T580"/></text:p>
          </table:table-cell>
        </table:table-row>
        <table:table-row table:style-name="TableRow0103">
          <table:table-cell table:style-name="TableCell010300">
            <text:p text:style-name="P29"><text:span text:style-name="T581">Jquery</text:span><text:span text:style-name="T582"/></text:p>
          </table:table-cell>
          <table:table-cell table:style-name="TableCell010301">
            <text:p text:style-name="P29"><text:span text:style-name="T583">It has jquery and all related plugins.</text:span><text:span text:style-name="T584"/></text:p>
          </table:table-cell>
          <table:table-cell table:style-name="TableCell010302">
            <text:p text:style-name="P29"><text:span text:style-name="T585">Jquery is removed and switched to vanilla JS with some working plugins</text:span><text:span text:style-name="T586"/></text:p>
          </table:table-cell>
        </table:table-row>
        <table:table-row table:style-name="TableRow0104">
          <table:table-cell table:style-name="TableCell010400">
            <text:p text:style-name="P31"><text:span text:style-name="T587">Internet Explorer</text:span><text:span text:style-name="T588"/></text:p>
          </table:table-cell>
          <table:table-cell table:style-name="TableCell010401">
            <text:p text:style-name="P31"><text:span text:style-name="T589">Bootstrap 4 supports both IE 10 and 11.</text:span><text:span text:style-name="T590"/></text:p>
          </table:table-cell>
          <table:table-cell table:style-name="TableCell010402">
            <text:p text:style-name="P31"><text:span text:style-name="T591">Bootstrap 5 doesn’t support IE 10 and 11.</text:span><text:span text:style-name="T592"/></text:p>
          </table:table-cell>
        </table:table-row>
        <table:table-row table:style-name="TableRow0105">
          <table:table-cell table:style-name="TableCell010500">
            <text:p text:style-name="P33"><text:span text:style-name="T593">Form elements</text:span><text:span text:style-name="T594"/></text:p>
          </table:table-cell>
          <table:table-cell table:style-name="TableCell010501">
            <text:p text:style-name="P33"><text:span text:style-name="T595">Radio buttons, checkboxes have different look in different OS and browsers. The form uses whatever default browsers provide.</text:span><text:span text:style-name="T596"/></text:p>
          </table:table-cell>
          <table:table-cell table:style-name="TableCell010502">
            <text:p text:style-name="P33"><text:span text:style-name="T597">The look of form elements will not change, on different OS or browser. The forms can be customized and form controls can be added, they would not depend on browser. </text:span><text:span text:style-name="T598"/></text:p>
          </table:table-cell>
        </table:table-row>
        <table:table-row table:style-name="TableRow0106">
          <table:table-cell table:style-name="TableCell010600">
            <text:p text:style-name="P35"><text:span text:style-name="T599">Utilities API</text:span><text:span text:style-name="T600"/></text:p>
          </table:table-cell>
          <table:table-cell table:style-name="TableCell010601">
            <text:p text:style-name="P35"><text:span text:style-name="T601">We cannot modify utilities in bootstrap 4</text:span><text:span text:style-name="T602"/></text:p>
          </table:table-cell>
          <table:table-cell table:style-name="TableCell010602">
            <text:p text:style-name="P35"><text:span text:style-name="T603">Bootstrap 5 gave freedom to modify and also create our own utility</text:span><text:span text:style-name="T604"/></text:p>
          </table:table-cell>
        </table:table-row>
        <table:table-row table:style-name="TableRow0107">
          <table:table-cell table:style-name="TableCell010700">
            <text:p text:style-name="P37"><text:span text:style-name="T605">Gutter</text:span><text:span text:style-name="T606"/></text:p>
          </table:table-cell>
          <table:table-cell table:style-name="TableCell010701">
            <text:p text:style-name="P37"><text:span text:style-name="T607">We use .glutter with fontsize in px</text:span><text:span text:style-name="T608"/></text:p>
          </table:table-cell>
          <table:table-cell table:style-name="TableCell010702">
            <text:p text:style-name="P37"><text:span text:style-name="T609">We use .g* with fontsize in rem</text:span><text:span text:style-name="T610"/></text:p>
          </table:table-cell>
        </table:table-row>
        <table:table-row table:style-name="TableRow0108">
          <table:table-cell table:style-name="TableCell010800">
            <text:p text:style-name="P39"><text:span text:style-name="T611">Vertical Classes</text:span><text:span text:style-name="T612"/></text:p>
          </table:table-cell>
          <table:table-cell table:style-name="TableCell010801">
            <text:p text:style-name="P39"><text:span text:style-name="T613">Columns can be positioned relative</text:span><text:span text:style-name="T614"/></text:p>
          </table:table-cell>
          <table:table-cell table:style-name="TableCell010802">
            <text:p text:style-name="P39"><text:span text:style-name="T615">Columns cannot be positioned relative</text:span><text:span text:style-name="T616"/></text:p>
          </table:table-cell>
        </table:table-row>
        <table:table-row table:style-name="TableRow0109">
          <table:table-cell table:style-name="TableCell010900">
            <text:p text:style-name="P41"><text:span text:style-name="T617">Bootstrap Icons</text:span><text:span text:style-name="T618"/></text:p>
          </table:table-cell>
          <table:table-cell table:style-name="TableCell010901">
            <text:p text:style-name="P41"><text:span text:style-name="T619">Bootstrap 4 doesn’t have its own SVG icons, we have to use font-awesome for icons.</text:span><text:span text:style-name="T620"/></text:p>
          </table:table-cell>
          <table:table-cell table:style-name="TableCell010902">
            <text:p text:style-name="P41"><text:span text:style-name="T621">Bootstrap 5 have its own SVG icons</text:span><text:span text:style-name="T622"/></text:p>
          </table:table-cell>
        </table:table-row>
        <table:table-row table:style-name="TableRow0110">
          <table:table-cell table:style-name="TableCell011000">
            <text:p text:style-name="P43"><text:span text:style-name="T623">Jumbotron</text:span><text:span text:style-name="T624"/></text:p>
          </table:table-cell>
          <table:table-cell table:style-name="TableCell011001">
            <text:p text:style-name="P43"><text:span text:style-name="T625">It supports.</text:span><text:span text:style-name="T626"/></text:p>
          </table:table-cell>
          <table:table-cell table:style-name="TableCell011002">
            <text:p text:style-name="P43"><text:span text:style-name="T627">It doesn’t support jumbotron.</text:span><text:span text:style-name="T628"/></text:p>
          </table:table-cell>
        </table:table-row>
        <table:table-row table:style-name="TableRow0111">
          <table:table-cell table:style-name="TableCell011100">
            <text:p text:style-name="P45"><text:span text:style-name="T629">Card deck</text:span><text:span text:style-name="T630"/></text:p>
          </table:table-cell>
          <table:table-cell table:style-name="TableCell011101">
            <text:p text:style-name="P45"><text:span text:style-name="T631">The card deck is used to create a set of cards with equal width and height.</text:span><text:span text:style-name="T632"/></text:p>
          </table:table-cell>
          <table:table-cell table:style-name="TableCell011102">
            <text:p text:style-name="P45"><text:span text:style-name="T633">Card deck class in removed in bootstrap</text:span><text:span text:style-name="T634"/></text:p>
          </table:table-cell>
        </table:table-row>
        <table:table-row table:style-name="TableRow0112">
          <table:table-cell table:style-name="TableCell011200">
            <text:p text:style-name="P47"><text:span text:style-name="T635">Navbar</text:span><text:span text:style-name="T636"/></text:p>
          </table:table-cell>
          <table:table-cell table:style-name="TableCell011201">
            <text:p text:style-name="P47"><text:span text:style-name="T637">We have inline-block property and we will get white dropdown as default for dropdown-menu-dark class.</text:span><text:span text:style-name="T638"/></text:p>
          </table:table-cell>
          <table:table-cell table:style-name="TableCell011202">
            <text:p text:style-name="P47"><text:span text:style-name="T639">Inline-block property is removed and we will get black dropdown as default for dropdown-menu-dark class.</text:span><text:span text:style-name="T640"/></text:p>
          </table:table-cell>
        </table:table-row>
        <table:table-row table:style-name="TableRow0113">
          <table:table-cell table:style-name="TableCell011300">
            <text:p text:style-name="P49"><text:span text:style-name="T641">Static Site Generator</text:span><text:span text:style-name="T642"/></text:p>
          </table:table-cell>
          <table:table-cell table:style-name="TableCell011301">
            <text:p text:style-name="P49"><text:span text:style-name="T643">Bootstrap 4 uses Jekyll software.</text:span><text:span text:style-name="T644"/></text:p>
          </table:table-cell>
          <table:table-cell table:style-name="TableCell011302">
            <text:p text:style-name="P49"><text:span text:style-name="T645">Bootstrap 5 uses Hugo software as it is fast static site generator.</text:span><text:span text:style-name="T646"/></text:p>
          </table:table-cell>
        </table:table-row>
        <table:table-row table:style-name="TableRow0114">
          <table:table-cell table:style-name="TableCell011400">
            <text:p text:style-name="P51"><text:span text:style-name="T647">flexbox grid</text:span><text:span text:style-name="T648"/></text:p>
          </table:table-cell>
          <table:table-cell table:style-name="TableCell011401">
            <text:p text:style-name="P51"><text:span text:style-name="T649">this makes easier to implement vertical designs, and the columns and rows can easily be implemented. the classes justify-center-content can directly be used to align according to the requirement.</text:span><text:span text:style-name="T650"/></text:p>
          </table:table-cell>
          <table:table-cell table:style-name="TableCell011402">
            <text:p text:style-name="P51"><text:span text:style-name="T651">advanced grid system is made available , also columns don’t have relative positions.  </text:span><text:span text:style-name="T652"/></text:p>
          </table:table-cell>
        </table:table-row>
        <table:table-row table:style-name="TableRow0115">
          <table:table-cell table:style-name="TableCell011500">
            <text:p text:style-name="P53"><text:span text:style-name="T653">RTL Support</text:span><text:span text:style-name="T654"/></text:p>
          </table:table-cell>
          <table:table-cell table:style-name="TableCell011501">
            <text:p text:style-name="P53"><text:span text:style-name="T655">It does not enable RTL(Right to Left) switching.</text:span><text:span text:style-name="T656"/></text:p>
          </table:table-cell>
          <table:table-cell table:style-name="TableCell011502">
            <text:p text:style-name="P53"><text:span text:style-name="T657">It enables RTL(Right to Left) switching.</text:span><text:span text:style-name="T658"/></text:p>
          </table:table-cell>
        </table:table-row>
        <table:table-row table:style-name="TableRow0116">
          <table:table-cell table:style-name="TableCell011600">
            <text:p text:style-name="P55"><text:span text:style-name="T659">Offcanvas Component</text:span><text:span text:style-name="T660"/></text:p>
          </table:table-cell>
          <table:table-cell table:style-name="TableCell011601">
            <text:p text:style-name="P55"><text:span text:style-name="T661">It does not support Offcanvas Component.</text:span><text:span text:style-name="T662"/></text:p>
          </table:table-cell>
          <table:table-cell table:style-name="TableCell011602">
            <text:p text:style-name="P55"><text:span text:style-name="T663">It supports Offcanvas Component(that is it is available now).</text:span><text:span text:style-name="T664"/></text:p>
          </table:table-cell>
        </table:table-row>
      </table:table>
      <text:p text:style-name="P57"><text:span text:style-name="T665"> </text:span></text:p>
      <text:p text:style-name="P57"><text:span text:style-name="T666"/></text:p>
      <text:p text:style-name="P58"><text:span text:style-name="T666"/></text:p>
      <text:p text:style-name="P58"><text:span text:style-name="T666"/></text:p>
      <text:p text:style-name="P58"><text:span text:style-name="T667">Q-6. What is a Button Group, and what is the class for a basic Button<text:s text:c="7"/><text:tab/>Group?</text:span><text:span text:style-name="T668"/></text:p>
      <text:p text:style-name="P58"><text:span text:style-name="T668"/></text:p>
      <text:p text:style-name="P59"><text:span text:style-name="T669"><text:s/>A button group is a grouping of buttons whose actions are related </text:span></text:p>
      <text:p text:style-name="P59"><text:span text:style-name="T669"><text:s text:c="2"/>to each other. Use Bootstrap's custom button styles for actions in forms, </text:span></text:p>
      <text:p text:style-name="P59"><text:span text:style-name="T669"><text:s text:c="2"/>dialogs, and more with support for multiple sizes, states, and more.</text:span></text:p>
      <text:p text:style-name="P59"><text:span text:style-name="T670"/></text:p>
      <text:p text:style-name="P60"><text:span text:style-name="T671">“Button Groups” in Bootstrap is a class of name “btn-group” which is used to create a series of buttons in groups (without spaces) vertically or horizontally. Syntax: This is the basic syntax of the button group class where each button has its own class of “btn”.</text:span></text:p>
      <text:p text:style-name="P60"><text:span text:style-name="T672"/></text:p>
      <text:p text:style-name="P61"><text:span text:style-name="T673"><text:tab/>&lt;</text:span><text:span text:style-name="T674">button</text:span><text:span text:style-name="T675"><text:s/></text:span><text:span text:style-name="T676">type=</text:span><text:span text:style-name="T677">"button"</text:span><text:span text:style-name="T678"><text:s/></text:span><text:span text:style-name="T679">class=</text:span><text:span text:style-name="T680">"btn btn-secondary"</text:span><text:span text:style-name="T681">&gt;</text:span><text:span text:style-name="T682">Left</text:span><text:span text:style-name="T683">&lt;/button&gt;</text:span></text:p>
      <text:p text:style-name="P61"><text:span text:style-name="T683"><text:tab/>&lt;div</text:span><text:span text:style-name="T684"><text:s/></text:span><text:span text:style-name="T685">class=</text:span><text:span text:style-name="T686">"btn-group-vertical"</text:span><text:span text:style-name="T687">&gt;</text:span><text:span text:style-name="T688">...</text:span><text:span text:style-name="T689">&lt;/div&gt;</text:span></text:p>
      <text:p text:style-name="P62"><text:span text:style-name="T690"/></text:p>
      <text:p text:style-name="P63"><text:span text:style-name="T690"/></text:p>
      <text:p text:style-name="P64"><text:span text:style-name="T691">Q-7. How can you use Bootstrap to make thumbnails?</text:span></text:p>
      <text:p text:style-name="P65"><text:span text:style-name="T692">A lot of sites need a way to lay out images, videos, text, etc., in a grid, and Bootstrap has an easy way to do this with thumbnails. To create thumbnails using Bootstrap<text:s/></text:span><text:span text:style-name="T693">−</text:span><text:span text:style-name="T694"/></text:p>
      <text:list text:style-name="L66">
        <text:list-item>
          <text:p text:style-name="P66"><text:span text:style-name="T695">Add an &lt;a&gt; tag with the class of </text:span><text:span text:style-name="T696">.thumbnail</text:span><text:span text:style-name="T697"> around an image.</text:span></text:p>
        </text:list-item>
        <text:list-item>
          <text:p text:style-name="P66"><text:span text:style-name="T697">This adds four pixels of padding and a gray border.</text:span></text:p>
        </text:list-item>
        <text:list-item>
          <text:p text:style-name="P66"><text:span text:style-name="T697">On hover, an animated glow outlines the image</text:span><text:span text:style-name="T698">.</text:span></text:p>
        </text:list-item>
      </text:list>
      <text:p text:style-name="P67"><text:span text:style-name="T699"/></text:p>
      <text:p text:style-name="P67"><text:span text:style-name="T699"/></text:p>
      <text:p text:style-name="P68"><text:span text:style-name="T700">&lt;!</text:span><text:span text:style-name="T701">DOCTYPE</text:span><text:span text:style-name="T702"><text:s/></text:span><text:span text:style-name="T703">html</text:span><text:span text:style-name="T704">&gt;</text:span></text:p>
      <text:p text:style-name="P68"><text:span text:style-name="T704">&lt;</text:span><text:span text:style-name="T705">html</text:span><text:span text:style-name="T706">&gt;</text:span></text:p>
      <text:p text:style-name="P68"><text:span text:style-name="T707">   </text:span><text:span text:style-name="T708">&lt;</text:span><text:span text:style-name="T709">head</text:span><text:span text:style-name="T710">&gt;</text:span></text:p>
      <text:p text:style-name="P68"><text:span text:style-name="T711">     <text:s/></text:span><text:span text:style-name="T712">&lt;</text:span><text:span text:style-name="T713">title</text:span><text:span text:style-name="T714">&gt;</text:span><text:span text:style-name="T715">Thumbnail</text:span><text:span text:style-name="T716">&lt;/</text:span><text:span text:style-name="T717">title</text:span><text:span text:style-name="T718">&gt;</text:span></text:p>
      <text:p text:style-name="P68"><text:span text:style-name="T719">     <text:s/></text:span><text:span text:style-name="T720">&lt;</text:span><text:span text:style-name="T721">link</text:span><text:span text:style-name="T722"><text:s/></text:span><text:span text:style-name="T723">href</text:span><text:span text:style-name="T724">=</text:span><text:span text:style-name="T725">"/bootstrap/css/bootstrap.min.css"</text:span><text:span text:style-name="T726"><text:s/></text:span><text:span text:style-name="T727">rel</text:span><text:span text:style-name="T728">=</text:span><text:span text:style-name="T729">"stylesheet"</text:span><text:span text:style-name="T730">&gt;</text:span></text:p>
      <text:p text:style-name="P68"><text:span text:style-name="T731">     <text:s/></text:span><text:span text:style-name="T732">&lt;</text:span><text:span text:style-name="T733">script</text:span><text:span text:style-name="T734"><text:s/></text:span><text:span text:style-name="T735">src</text:span><text:span text:style-name="T736">=</text:span><text:span text:style-name="T737">"/bootstrap/scripts/jquery.min.js"</text:span><text:span text:style-name="T738">&gt;&lt;/</text:span><text:span text:style-name="T739">script</text:span><text:span text:style-name="T740">&gt;</text:span></text:p>
      <text:p text:style-name="P68"><text:span text:style-name="T741">     <text:s/></text:span><text:span text:style-name="T742">&lt;</text:span><text:span text:style-name="T743">script</text:span><text:span text:style-name="T744"><text:s/></text:span><text:span text:style-name="T745">src</text:span><text:span text:style-name="T746">=</text:span><text:span text:style-name="T747">"/bootstrap/js/bootstrap.min.js"</text:span><text:span text:style-name="T748">&gt;&lt;/</text:span><text:span text:style-name="T749">script</text:span><text:span text:style-name="T750">&gt;</text:span></text:p>
      <text:p text:style-name="P68"><text:span text:style-name="T751">   </text:span><text:span text:style-name="T752">&lt;/</text:span><text:span text:style-name="T753">head</text:span><text:span text:style-name="T754">&gt;</text:span></text:p>
      <text:p text:style-name="P68"><text:span text:style-name="T755">   </text:span><text:span text:style-name="T756">&lt;</text:span><text:span text:style-name="T757">body</text:span><text:span text:style-name="T758">&gt;</text:span></text:p>
      <text:p text:style-name="P68"><text:span text:style-name="T759">     <text:s/></text:span><text:span text:style-name="T760">&lt;</text:span><text:span text:style-name="T761">div</text:span><text:span text:style-name="T762"><text:s/></text:span><text:span text:style-name="T763">class</text:span><text:span text:style-name="T764"><text:s/>=<text:s/></text:span><text:span text:style-name="T765">"row"</text:span><text:span text:style-name="T766">&gt;</text:span></text:p>
      <text:p text:style-name="P68"><text:span text:style-name="T767">         </text:span><text:span text:style-name="T768">&lt;</text:span><text:span text:style-name="T769">div</text:span><text:span text:style-name="T770"><text:s/></text:span><text:span text:style-name="T771">class</text:span><text:span text:style-name="T772"><text:s/>=<text:s/></text:span><text:span text:style-name="T773">"col-sm-6 col-md-3"</text:span><text:span text:style-name="T774">&gt;</text:span></text:p>
      <text:p text:style-name="P68"><text:span text:style-name="T775">           <text:s/></text:span><text:span text:style-name="T776">&lt;</text:span><text:span text:style-name="T777">a</text:span><text:span text:style-name="T778"><text:s/></text:span><text:span text:style-name="T779">href</text:span><text:span text:style-name="T780"><text:s/>=<text:s/></text:span><text:span text:style-name="T781">"#"</text:span><text:span text:style-name="T782"><text:s/></text:span><text:span text:style-name="T783">class</text:span><text:span text:style-name="T784"><text:s/>=<text:s/></text:span><text:span text:style-name="T785">"thumbnail"</text:span><text:span text:style-name="T786">&gt;</text:span></text:p>
      <text:p text:style-name="P68"><text:span text:style-name="T787">               </text:span><text:span text:style-name="T788">&lt;</text:span><text:span text:style-name="T789">img</text:span><text:span text:style-name="T790"><text:s/></text:span><text:span text:style-name="T791">src</text:span><text:span text:style-name="T792"><text:s/>=<text:s/></text:span><text:span text:style-name="T793">"images/kittens.jpg"</text:span><text:span text:style-name="T794"><text:s/></text:span><text:span text:style-name="T795">alt</text:span><text:span text:style-name="T796"><text:s/>=<text:s/></text:span><text:span text:style-name="T797">"thumbnail"</text:span><text:span text:style-name="T798">&gt;</text:span></text:p>
      <text:p text:style-name="P68"><text:span text:style-name="T799">           <text:s/></text:span><text:span text:style-name="T800">&lt;/</text:span><text:span text:style-name="T801">a</text:span><text:span text:style-name="T802">&gt;</text:span></text:p>
      <text:p text:style-name="P68"><text:span text:style-name="T803">         </text:span><text:span text:style-name="T804">&lt;/</text:span><text:span text:style-name="T805">div</text:span><text:span text:style-name="T806">&gt;</text:span></text:p>
      <text:p text:style-name="P68"><text:span text:style-name="T807">         </text:span><text:span text:style-name="T808">&lt;</text:span><text:span text:style-name="T809">div</text:span><text:span text:style-name="T810"><text:s/></text:span><text:span text:style-name="T811">class</text:span><text:span text:style-name="T812"><text:s/>=<text:s/></text:span><text:span text:style-name="T813">"col-sm-6 col-md-3"</text:span><text:span text:style-name="T814">&gt;</text:span></text:p>
      <text:p text:style-name="P68"><text:span text:style-name="T815">           <text:s/></text:span><text:span text:style-name="T816">&lt;</text:span><text:span text:style-name="T817">a</text:span><text:span text:style-name="T818"><text:s/></text:span><text:span text:style-name="T819">href</text:span><text:span text:style-name="T820"><text:s/>=<text:s/></text:span><text:span text:style-name="T821">"#"</text:span><text:span text:style-name="T822"><text:s/></text:span><text:span text:style-name="T823">class</text:span><text:span text:style-name="T824"><text:s/>=<text:s/></text:span><text:span text:style-name="T825">"thumbnail"</text:span><text:span text:style-name="T826">&gt;</text:span></text:p>
      <text:p text:style-name="P68"><text:span text:style-name="T827">               </text:span><text:span text:style-name="T828">&lt;</text:span><text:span text:style-name="T829">img</text:span><text:span text:style-name="T830"><text:s/></text:span><text:span text:style-name="T831">src</text:span><text:span text:style-name="T832"><text:s/>=<text:s/></text:span><text:span text:style-name="T833">"images/kittens.jpg"</text:span><text:span text:style-name="T834"><text:s/></text:span><text:span text:style-name="T835">alt</text:span><text:span text:style-name="T836"><text:s/>=<text:s/></text:span><text:span text:style-name="T837">"thumbnail"</text:span><text:span text:style-name="T838">&gt;</text:span></text:p>
      <text:p text:style-name="P68"><text:span text:style-name="T839">           <text:s/></text:span><text:span text:style-name="T840">&lt;/</text:span><text:span text:style-name="T841">a</text:span><text:span text:style-name="T842">&gt;</text:span></text:p>
      <text:p text:style-name="P68"><text:span text:style-name="T843">         </text:span><text:span text:style-name="T844">&lt;/</text:span><text:span text:style-name="T845">div</text:span><text:span text:style-name="T846">&gt;</text:span></text:p>
      <text:p text:style-name="P68"><text:span text:style-name="T847">         </text:span><text:span text:style-name="T848">&lt;</text:span><text:span text:style-name="T849">div</text:span><text:span text:style-name="T850"><text:s/></text:span><text:span text:style-name="T851">class</text:span><text:span text:style-name="T852"><text:s/>=<text:s/></text:span><text:span text:style-name="T853">"col-sm-6 col-md-3"</text:span><text:span text:style-name="T854">&gt;</text:span></text:p>
      <text:p text:style-name="P68"><text:span text:style-name="T855">           <text:s/></text:span><text:span text:style-name="T856">&lt;</text:span><text:span text:style-name="T857">a</text:span><text:span text:style-name="T858"><text:s/></text:span><text:span text:style-name="T859">href</text:span><text:span text:style-name="T860"><text:s/>=<text:s/></text:span><text:span text:style-name="T861">"#"</text:span><text:span text:style-name="T862"><text:s/></text:span><text:span text:style-name="T863">class</text:span><text:span text:style-name="T864"><text:s/>=<text:s/></text:span><text:span text:style-name="T865">"thumbnail"</text:span><text:span text:style-name="T866">&gt;</text:span></text:p>
      <text:p text:style-name="P68"><text:span text:style-name="T867">               </text:span><text:span text:style-name="T868">&lt;</text:span><text:span text:style-name="T869">img</text:span><text:span text:style-name="T870"><text:s/></text:span><text:span text:style-name="T871">src</text:span><text:span text:style-name="T872"><text:s/>=<text:s/></text:span><text:span text:style-name="T873">"/images/kittens.jpg"</text:span><text:span text:style-name="T874"><text:s/></text:span><text:span text:style-name="T875">alt</text:span><text:span text:style-name="T876"><text:s/>=<text:s/></text:span><text:span text:style-name="T877">"thumbnail"</text:span><text:span text:style-name="T878">&gt;</text:span></text:p>
      <text:p text:style-name="P68"><text:span text:style-name="T879">           <text:s/></text:span><text:span text:style-name="T880">&lt;/</text:span><text:span text:style-name="T881">a</text:span><text:span text:style-name="T882">&gt;</text:span></text:p>
      <text:p text:style-name="P68"><text:span text:style-name="T883">         </text:span><text:span text:style-name="T884">&lt;/</text:span><text:span text:style-name="T885">div</text:span><text:span text:style-name="T886">&gt;</text:span></text:p>
      <text:p text:style-name="P68"><text:span text:style-name="T887">         </text:span><text:span text:style-name="T888">&lt;</text:span><text:span text:style-name="T889">div</text:span><text:span text:style-name="T890"><text:s/></text:span><text:span text:style-name="T891">class</text:span><text:span text:style-name="T892"><text:s/>=<text:s/></text:span><text:span text:style-name="T893">"col-sm-6 col-md-3"</text:span><text:span text:style-name="T894">&gt;</text:span></text:p>
      <text:p text:style-name="P68"><text:span text:style-name="T895">           <text:s/></text:span><text:span text:style-name="T896">&lt;</text:span><text:span text:style-name="T897">a</text:span><text:span text:style-name="T898"><text:s/></text:span><text:span text:style-name="T899">href</text:span><text:span text:style-name="T900"><text:s/>=<text:s/></text:span><text:span text:style-name="T901">"#"</text:span><text:span text:style-name="T902"><text:s/></text:span><text:span text:style-name="T903">class</text:span><text:span text:style-name="T904"><text:s/>=<text:s/></text:span><text:span text:style-name="T905">"thumbnail"</text:span><text:span text:style-name="T906">&gt;</text:span></text:p>
      <text:p text:style-name="P68"><text:span text:style-name="T907">               </text:span><text:span text:style-name="T908">&lt;</text:span><text:span text:style-name="T909">img</text:span><text:span text:style-name="T910"><text:s/></text:span><text:span text:style-name="T911">src</text:span><text:span text:style-name="T912"><text:s/>=<text:s/></text:span><text:span text:style-name="T913">"/images/kittens.jpg"</text:span><text:span text:style-name="T914"><text:s/></text:span><text:span text:style-name="T915">alt</text:span><text:span text:style-name="T916"><text:s/>=<text:s/></text:span><text:span text:style-name="T917">"thumbnail"</text:span><text:span text:style-name="T918">&gt;</text:span></text:p>
      <text:p text:style-name="P68"><text:span text:style-name="T919">           <text:s/></text:span><text:span text:style-name="T920">&lt;/</text:span><text:span text:style-name="T921">a</text:span><text:span text:style-name="T922">&gt;</text:span></text:p>
      <text:p text:style-name="P68"><text:span text:style-name="T923">         </text:span><text:span text:style-name="T924">&lt;/</text:span><text:span text:style-name="T925">div</text:span><text:span text:style-name="T926">&gt;</text:span></text:p>
      <text:p text:style-name="P68"><text:span text:style-name="T927">     <text:s/></text:span><text:span text:style-name="T928">&lt;/</text:span><text:span text:style-name="T929">div</text:span><text:span text:style-name="T930">&gt;</text:span></text:p>
      <text:p text:style-name="P68"><text:span text:style-name="T931">   </text:span><text:span text:style-name="T932">&lt;/</text:span><text:span text:style-name="T933">body</text:span><text:span text:style-name="T934">&gt;</text:span></text:p>
      <text:p text:style-name="P68"><text:span text:style-name="T934">&lt;/</text:span><text:span text:style-name="T935">html</text:span><text:span text:style-name="T936">&gt;</text:span></text:p>
      <text:p text:style-name="P69"><text:span text:style-name="T937"/></text:p>
      <text:p text:style-name="P69"><text:span text:style-name="T938">Q-8. In Bootstrap 4, what is flexbox?</text:span></text:p>
      <text:p text:style-name="P70"><text:span text:style-name="T939">In Bootstrap 4, flex box is used to control the layout and alignment specification of Bootstrap 4 components. This box makes it easier to design flexible responsive layout structures without using float or positioning attributes</text:span><text:span text:style-name="T940"/></text:p>
      <text:p text:style-name="P71"><text:span text:style-name="T941">Example-</text:span><text:span text:style-name="T942"/></text:p>
      <text:p text:style-name="P72"><text:span text:style-name="T943">&lt;</text:span><text:span text:style-name="T944">div</text:span><text:span text:style-name="T945"> class</text:span><text:span text:style-name="T946">="d-flex align-items-start"&gt;</text:span><text:span text:style-name="T947">..</text:span><text:span text:style-name="T948">&lt;</text:span><text:span text:style-name="T949">/div</text:span><text:span text:style-name="T950">&gt;</text:span><text:span text:style-name="T951"><text:line-break/></text:span><text:span text:style-name="T952">&lt;</text:span><text:span text:style-name="T953">div</text:span><text:span text:style-name="T954"> class</text:span><text:span text:style-name="T955">="d-flex align-items-end"&gt;</text:span><text:span text:style-name="T956">..</text:span><text:span text:style-name="T957">&lt;</text:span><text:span text:style-name="T958">/div</text:span><text:span text:style-name="T959">&gt;</text:span><text:span text:style-name="T960"><text:line-break/></text:span><text:span text:style-name="T961">&lt;</text:span><text:span text:style-name="T962">div</text:span><text:span text:style-name="T963"> class</text:span><text:span text:style-name="T964">="d-flex align-items-center"&gt;</text:span><text:span text:style-name="T965">..</text:span><text:span text:style-name="T966">&lt;</text:span><text:span text:style-name="T967">/div</text:span><text:span text:style-name="T968">&gt;</text:span><text:span text:style-name="T969"><text:line-break/></text:span><text:span text:style-name="T970">&lt;</text:span><text:span text:style-name="T971">div</text:span><text:span text:style-name="T972"> class</text:span><text:span text:style-name="T973">="d-flex align-items-baseline"&gt;</text:span><text:span text:style-name="T974">..</text:span><text:span text:style-name="T975">&lt;</text:span><text:span text:style-name="T976">/div</text:span><text:span text:style-name="T977">&gt;</text:span><text:span text:style-name="T978"><text:line-break/></text:span><text:span text:style-name="T979">&lt;</text:span><text:span text:style-name="T980">div</text:span><text:span text:style-name="T981"> class</text:span><text:span text:style-name="T982">="d-flex align-items-stretch"&gt;</text:span><text:span text:style-name="T983">..</text:span><text:span text:style-name="T984">&lt;</text:span><text:span text:style-name="T985">/div</text:span><text:span text:style-name="T986">&gt;</text:span></text:p>
      <text:p text:style-name="P72"><text:span text:style-name="T987"/></text:p>
      <text:p text:style-name="P72"><text:span text:style-name="T988">&lt;</text:span><text:span text:style-name="T989">div</text:span><text:span text:style-name="T990"> class</text:span><text:span text:style-name="T991">="d-flex justify-content-start"&gt;</text:span><text:span text:style-name="T992">...</text:span><text:span text:style-name="T993">&lt;</text:span><text:span text:style-name="T994">/div</text:span><text:span text:style-name="T995">&gt;</text:span><text:span text:style-name="T996"><text:line-break/></text:span><text:span text:style-name="T997">&lt;</text:span><text:span text:style-name="T998">div</text:span><text:span text:style-name="T999"> class</text:span><text:span text:style-name="T1000">="d-flex justify-content-end"&gt;</text:span><text:span text:style-name="T1001">...</text:span><text:span text:style-name="T1002">&lt;</text:span><text:span text:style-name="T1003">/div</text:span><text:span text:style-name="T1004">&gt;</text:span><text:span text:style-name="T1005"><text:line-break/></text:span><text:span text:style-name="T1006">&lt;</text:span><text:span text:style-name="T1007">div</text:span><text:span text:style-name="T1008"> class</text:span><text:span text:style-name="T1009">="d-flex justify-content-center"&gt;</text:span><text:span text:style-name="T1010">...</text:span><text:span text:style-name="T1011">&lt;</text:span><text:span text:style-name="T1012">/div</text:span><text:span text:style-name="T1013">&gt;</text:span><text:span text:style-name="T1014"><text:line-break/></text:span><text:span text:style-name="T1015">&lt;</text:span><text:span text:style-name="T1016">div</text:span><text:span text:style-name="T1017"> class</text:span><text:span text:style-name="T1018">="d-flex justify-content-between"&gt;</text:span><text:span text:style-name="T1019">...</text:span><text:span text:style-name="T1020">&lt;</text:span><text:span text:style-name="T1021">/div</text:span><text:span text:style-name="T1022">&gt;</text:span><text:span text:style-name="T1023"><text:line-break/></text:span><text:span text:style-name="T1024">&lt;</text:span><text:span text:style-name="T1025">div</text:span><text:span text:style-name="T1026"> class</text:span><text:span text:style-name="T1027">="d-flex justify-content-around"&gt;</text:span><text:span text:style-name="T1028">...</text:span><text:span text:style-name="T1029">&lt;</text:span><text:span text:style-name="T1030">/div</text:span><text:span text:style-name="T1031">&gt;</text:span></text:p>
      <text:p text:style-name="P73"><text:span text:style-name="T1032"/></text:p>
      <text:p text:style-name="P73"><text:span text:style-name="T1033">Q-9. How can one create an alert in Bootstrap?</text:span></text:p>
      <text:p text:style-name="P74"><text:span text:style-name="T1034">&lt;!</text:span><text:span text:style-name="T1035">DOCTYPE</text:span><text:span text:style-name="T1036"><text:s/></text:span><text:span text:style-name="T1037">html</text:span><text:span text:style-name="T1038">&gt;</text:span></text:p>
      <text:p text:style-name="P74"><text:span text:style-name="T1038">&lt;</text:span><text:span text:style-name="T1039">html</text:span><text:span text:style-name="T1040"><text:s/></text:span><text:span text:style-name="T1041">lang</text:span><text:span text:style-name="T1042">=</text:span><text:span text:style-name="T1043">"en"</text:span><text:span text:style-name="T1044">&gt;</text:span></text:p>
      <text:p text:style-name="P74"><text:span text:style-name="T1044">&lt;</text:span><text:span text:style-name="T1045">head</text:span><text:span text:style-name="T1046">&gt;</text:span></text:p>
      <text:p text:style-name="P74"><text:span text:style-name="T1047"> <text:s/></text:span><text:span text:style-name="T1048">&lt;</text:span><text:span text:style-name="T1049">title</text:span><text:span text:style-name="T1050">&gt;</text:span><text:span text:style-name="T1051">Bootstrap Example</text:span><text:span text:style-name="T1052">&lt;/</text:span><text:span text:style-name="T1053">title</text:span><text:span text:style-name="T1054">&gt;</text:span></text:p>
      <text:p text:style-name="P74"><text:span text:style-name="T1055"> <text:s/></text:span><text:span text:style-name="T1056">&lt;</text:span><text:span text:style-name="T1057">meta</text:span><text:span text:style-name="T1058"><text:s/></text:span><text:span text:style-name="T1059">charset</text:span><text:span text:style-name="T1060">=</text:span><text:span text:style-name="T1061">"utf-8"</text:span><text:span text:style-name="T1062">&gt;</text:span></text:p>
      <text:p text:style-name="P74"><text:span text:style-name="T1063"> <text:s/></text:span><text:span text:style-name="T1064">&lt;</text:span><text:span text:style-name="T1065">meta</text:span><text:span text:style-name="T1066"><text:s/></text:span><text:span text:style-name="T1067">name</text:span><text:span text:style-name="T1068">=</text:span><text:span text:style-name="T1069">"viewport"</text:span><text:span text:style-name="T1070"><text:s/></text:span><text:span text:style-name="T1071">content</text:span><text:span text:style-name="T1072">=</text:span><text:span text:style-name="T1073">"width=device-width, initial-scale=1"</text:span><text:span text:style-name="T1074">&gt;</text:span></text:p>
      <text:p text:style-name="P74"><text:span text:style-name="T1075"> <text:s/></text:span><text:span text:style-name="T1076">&lt;</text:span><text:span text:style-name="T1077">link</text:span><text:span text:style-name="T1078"><text:s/></text:span><text:span text:style-name="T1079">rel</text:span><text:span text:style-name="T1080">=</text:span><text:span text:style-name="T1081">"stylesheet"</text:span><text:span text:style-name="T1082"><text:s/></text:span><text:span text:style-name="T1083">href</text:span><text:span text:style-name="T1084">=</text:span><text:span text:style-name="T1085">"https://maxcdn.bootstrapcdn.com/bootstrap/3.4.1/css/bootstrap.min.css"</text:span><text:span text:style-name="T1086">&gt;</text:span></text:p>
      <text:p text:style-name="P74"><text:span text:style-name="T1087"> <text:s/></text:span><text:span text:style-name="T1088">&lt;</text:span><text:span text:style-name="T1089">script</text:span><text:span text:style-name="T1090"><text:s/></text:span><text:span text:style-name="T1091">src</text:span><text:span text:style-name="T1092">=</text:span><text:span text:style-name="T1093">"https://ajax.googleapis.com/ajax/libs/jquery/3.6.4/jquery.min.js"</text:span><text:span text:style-name="T1094">&gt;&lt;/</text:span><text:span text:style-name="T1095">script</text:span><text:span text:style-name="T1096">&gt;</text:span></text:p>
      <text:p text:style-name="P74"><text:span text:style-name="T1097"> <text:s/></text:span><text:span text:style-name="T1098">&lt;</text:span><text:span text:style-name="T1099">script</text:span><text:span text:style-name="T1100"><text:s/></text:span><text:span text:style-name="T1101">src</text:span><text:span text:style-name="T1102">=</text:span><text:span text:style-name="T1103">"https://maxcdn.bootstrapcdn.com/bootstrap/3.4.1/js/bootstrap.min.js"</text:span><text:span text:style-name="T1104">&gt;&lt;/</text:span><text:span text:style-name="T1105">script</text:span><text:span text:style-name="T1106">&gt;</text:span></text:p>
      <text:p text:style-name="P74"><text:span text:style-name="T1106">&lt;/</text:span><text:span text:style-name="T1107">head</text:span><text:span text:style-name="T1108">&gt;</text:span></text:p>
      <text:p text:style-name="P74"><text:span text:style-name="T1108">&lt;</text:span><text:span text:style-name="T1109">body</text:span><text:span text:style-name="T1110">&gt;</text:span></text:p>
      <text:p text:style-name="P74"><text:span text:style-name="T1111"/></text:p>
      <text:p text:style-name="P74"><text:span text:style-name="T1112">&lt;</text:span><text:span text:style-name="T1113">div</text:span><text:span text:style-name="T1114"><text:s/></text:span><text:span text:style-name="T1115">class</text:span><text:span text:style-name="T1116">=</text:span><text:span text:style-name="T1117">"container"</text:span><text:span text:style-name="T1118">&gt;</text:span></text:p>
      <text:p text:style-name="P74"><text:span text:style-name="T1119"> <text:s/></text:span><text:span text:style-name="T1120">&lt;</text:span><text:span text:style-name="T1121">h2</text:span><text:span text:style-name="T1122">&gt;</text:span><text:span text:style-name="T1123">Alerts</text:span><text:span text:style-name="T1124">&lt;/</text:span><text:span text:style-name="T1125">h2</text:span><text:span text:style-name="T1126">&gt;</text:span></text:p>
      <text:p text:style-name="P74"><text:span text:style-name="T1127"> <text:s/></text:span><text:span text:style-name="T1128">&lt;</text:span><text:span text:style-name="T1129">div</text:span><text:span text:style-name="T1130"><text:s/></text:span><text:span text:style-name="T1131">class</text:span><text:span text:style-name="T1132">=</text:span><text:span text:style-name="T1133">"alert alert-success"</text:span><text:span text:style-name="T1134">&gt;</text:span></text:p>
      <text:p text:style-name="P74"><text:span text:style-name="T1135">   <text:s/></text:span><text:span text:style-name="T1136">&lt;</text:span><text:span text:style-name="T1137">strong</text:span><text:span text:style-name="T1138">&gt;</text:span><text:span text:style-name="T1139">Success!</text:span><text:span text:style-name="T1140">&lt;/</text:span><text:span text:style-name="T1141">strong</text:span><text:span text:style-name="T1142">&gt;</text:span><text:span text:style-name="T1143"><text:s/>This alert box could indicate a successful or positive action.</text:span></text:p>
      <text:p text:style-name="P74"><text:span text:style-name="T1143"> <text:s/></text:span><text:span text:style-name="T1144">&lt;/</text:span><text:span text:style-name="T1145">div</text:span><text:span text:style-name="T1146">&gt;</text:span></text:p>
      <text:p text:style-name="P74"><text:span text:style-name="T1147"> <text:s/></text:span><text:span text:style-name="T1148">&lt;</text:span><text:span text:style-name="T1149">div</text:span><text:span text:style-name="T1150"><text:s/></text:span><text:span text:style-name="T1151">class</text:span><text:span text:style-name="T1152">=</text:span><text:span text:style-name="T1153">"alert alert-info"</text:span><text:span text:style-name="T1154">&gt;</text:span></text:p>
      <text:p text:style-name="P74"><text:span text:style-name="T1155">   <text:s/></text:span><text:span text:style-name="T1156">&lt;</text:span><text:span text:style-name="T1157">strong</text:span><text:span text:style-name="T1158">&gt;</text:span><text:span text:style-name="T1159">Info!</text:span><text:span text:style-name="T1160">&lt;/</text:span><text:span text:style-name="T1161">strong</text:span><text:span text:style-name="T1162">&gt;</text:span><text:span text:style-name="T1163"><text:s/>This alert box could indicate a neutral informative change or action.</text:span></text:p>
      <text:p text:style-name="P74"><text:span text:style-name="T1163"> <text:s/></text:span><text:span text:style-name="T1164">&lt;/</text:span><text:span text:style-name="T1165">div</text:span><text:span text:style-name="T1166">&gt;</text:span></text:p>
      <text:p text:style-name="P74"><text:span text:style-name="T1167"> <text:s/></text:span><text:span text:style-name="T1168">&lt;</text:span><text:span text:style-name="T1169">div</text:span><text:span text:style-name="T1170"><text:s/></text:span><text:span text:style-name="T1171">class</text:span><text:span text:style-name="T1172">=</text:span><text:span text:style-name="T1173">"alert alert-warning"</text:span><text:span text:style-name="T1174">&gt;</text:span></text:p>
      <text:p text:style-name="P74"><text:span text:style-name="T1175">   <text:s/></text:span><text:span text:style-name="T1176">&lt;</text:span><text:span text:style-name="T1177">strong</text:span><text:span text:style-name="T1178">&gt;</text:span><text:span text:style-name="T1179">Warning!</text:span><text:span text:style-name="T1180">&lt;/</text:span><text:span text:style-name="T1181">strong</text:span><text:span text:style-name="T1182">&gt;</text:span><text:span text:style-name="T1183"><text:s/>This alert box could indicate a warning that might need attention.</text:span></text:p>
      <text:p text:style-name="P74"><text:span text:style-name="T1183"> <text:s/></text:span><text:span text:style-name="T1184">&lt;/</text:span><text:span text:style-name="T1185">div</text:span><text:span text:style-name="T1186">&gt;</text:span></text:p>
      <text:p text:style-name="P74"><text:span text:style-name="T1187"> <text:s/></text:span><text:span text:style-name="T1188">&lt;</text:span><text:span text:style-name="T1189">div</text:span><text:span text:style-name="T1190"><text:s/></text:span><text:span text:style-name="T1191">class</text:span><text:span text:style-name="T1192">=</text:span><text:span text:style-name="T1193">"alert alert-danger"</text:span><text:span text:style-name="T1194">&gt;</text:span></text:p>
      <text:p text:style-name="P74"><text:span text:style-name="T1195">   <text:s/></text:span><text:span text:style-name="T1196">&lt;</text:span><text:span text:style-name="T1197">strong</text:span><text:span text:style-name="T1198">&gt;</text:span><text:span text:style-name="T1199">Danger!</text:span><text:span text:style-name="T1200">&lt;/</text:span><text:span text:style-name="T1201">strong</text:span><text:span text:style-name="T1202">&gt;</text:span><text:span text:style-name="T1203"><text:s/>This alert box could indicate a dangerous or potentially negative action.</text:span></text:p>
      <text:p text:style-name="P74"><text:span text:style-name="T1203"> <text:s/></text:span><text:span text:style-name="T1204">&lt;/</text:span><text:span text:style-name="T1205">div</text:span><text:span text:style-name="T1206">&gt;</text:span></text:p>
      <text:p text:style-name="P74"><text:span text:style-name="T1206">&lt;/</text:span><text:span text:style-name="T1207">div</text:span><text:span text:style-name="T1208">&gt;</text:span></text:p>
      <text:p text:style-name="P74"><text:span text:style-name="T1209"/></text:p>
      <text:p text:style-name="P74"><text:span text:style-name="T1210">&lt;/</text:span><text:span text:style-name="T1211">body</text:span><text:span text:style-name="T1212">&gt;</text:span></text:p>
      <text:p text:style-name="P74"><text:span text:style-name="T1212">&lt;/</text:span><text:span text:style-name="T1213">html</text:span><text:span text:style-name="T1214">&gt;</text:span></text:p>
      <text:p text:style-name="P75"><text:span text:style-name="T1215"/></text:p>
      <text:p text:style-name="P76"><text:span text:style-name="T1215"/></text:p>
      <text:p text:style-name="P76"><draw:frame text:anchor-type="as-char" svg:width="237.77mm" svg:height="133.70mm" style:rel-width="scale" style:rel-height="scale"><draw:object-ole xlink:href="OleObj1"/><draw:image xlink:href="ObjectReplacements/OleObj1"/></draw:frame><text:span text:style-name="T1215"/></text:p>
      <text:p text:style-name="P76"><text:span text:style-name="T1215"/></text:p>
      <text:p text:style-name="P76"><text:span text:style-name="T1216">Q-10. What is a bootstrap card and how would you create one?</text:span></text:p>
      <text:p text:style-name="P77"><text:span text:style-name="T1217">A card is a flexible and extensible content container. It includes options for headers and footers, a wide variety of content, contextual background colors, and powerful display options. If you're familiar with Bootstrap 3, cards replace our old panels, wells, and thumbnails.</text:span></text:p>
      <text:p text:style-name="P78"><text:span text:style-name="T1218">EXAMPLE</text:span><text:span text:style-name="T1219"><text:s/></text:span><text:span text:style-name="T1220">–</text:span><text:span text:style-name="T1221"/></text:p>
      <text:p text:style-name="P79"><text:span text:style-name="T1222">&lt;!</text:span><text:span text:style-name="T1223">DOCTYPE</text:span><text:span text:style-name="T1224"><text:s/></text:span><text:span text:style-name="T1225">html</text:span><text:span text:style-name="T1226">&gt;</text:span></text:p>
      <text:p text:style-name="P79"><text:span text:style-name="T1226">&lt;</text:span><text:span text:style-name="T1227">html</text:span><text:span text:style-name="T1228"><text:s/></text:span><text:span text:style-name="T1229">lang</text:span><text:span text:style-name="T1230">=</text:span><text:span text:style-name="T1231">"en"</text:span><text:span text:style-name="T1232">&gt;</text:span></text:p>
      <text:p text:style-name="P79"><text:span text:style-name="T1232">&lt;</text:span><text:span text:style-name="T1233">head</text:span><text:span text:style-name="T1234">&gt;</text:span></text:p>
      <text:p text:style-name="P79"><text:span text:style-name="T1235"> <text:s/></text:span><text:span text:style-name="T1236">&lt;</text:span><text:span text:style-name="T1237">title</text:span><text:span text:style-name="T1238">&gt;</text:span><text:span text:style-name="T1239">Bootstrap Example</text:span><text:span text:style-name="T1240">&lt;/</text:span><text:span text:style-name="T1241">title</text:span><text:span text:style-name="T1242">&gt;</text:span></text:p>
      <text:p text:style-name="P79"><text:span text:style-name="T1243"> <text:s/></text:span><text:span text:style-name="T1244">&lt;</text:span><text:span text:style-name="T1245">meta</text:span><text:span text:style-name="T1246"><text:s/></text:span><text:span text:style-name="T1247">charset</text:span><text:span text:style-name="T1248">=</text:span><text:span text:style-name="T1249">"utf-8"</text:span><text:span text:style-name="T1250">&gt;</text:span></text:p>
      <text:p text:style-name="P79"><text:span text:style-name="T1251"> <text:s/></text:span><text:span text:style-name="T1252">&lt;</text:span><text:span text:style-name="T1253">meta</text:span><text:span text:style-name="T1254"><text:s/></text:span><text:span text:style-name="T1255">name</text:span><text:span text:style-name="T1256">=</text:span><text:span text:style-name="T1257">"viewport"</text:span><text:span text:style-name="T1258"><text:s/></text:span><text:span text:style-name="T1259">content</text:span><text:span text:style-name="T1260">=</text:span><text:span text:style-name="T1261">"width=device-width, initial-scale=1"</text:span><text:span text:style-name="T1262">&gt;</text:span></text:p>
      <text:p text:style-name="P79"><text:span text:style-name="T1263"> <text:s/></text:span><text:span text:style-name="T1264">&lt;</text:span><text:span text:style-name="T1265">link</text:span><text:span text:style-name="T1266"><text:s/></text:span><text:span text:style-name="T1267">rel</text:span><text:span text:style-name="T1268">=</text:span><text:span text:style-name="T1269">"stylesheet"</text:span><text:span text:style-name="T1270"><text:s/></text:span><text:span text:style-name="T1271">href</text:span><text:span text:style-name="T1272">=</text:span><text:span text:style-name="T1273">"https://cdn.jsdelivr.net/npm/bootstrap@4.6.2/dist/css/bootstrap.min.css"</text:span><text:span text:style-name="T1274">&gt;</text:span></text:p>
      <text:p text:style-name="P79"><text:span text:style-name="T1275"> <text:s/></text:span><text:span text:style-name="T1276">&lt;</text:span><text:span text:style-name="T1277">script</text:span><text:span text:style-name="T1278"><text:s/></text:span><text:span text:style-name="T1279">src</text:span><text:span text:style-name="T1280">=</text:span><text:span text:style-name="T1281">"https://cdn.jsdelivr.net/npm/jquery@3.6.4/dist/jquery.slim.min.js"</text:span><text:span text:style-name="T1282">&gt;&lt;/</text:span><text:span text:style-name="T1283">script</text:span><text:span text:style-name="T1284">&gt;</text:span></text:p>
      <text:p text:style-name="P79"><text:span text:style-name="T1285"> <text:s/></text:span><text:span text:style-name="T1286">&lt;</text:span><text:span text:style-name="T1287">script</text:span><text:span text:style-name="T1288"><text:s/></text:span><text:span text:style-name="T1289">src</text:span><text:span text:style-name="T1290">=</text:span><text:span text:style-name="T1291">"https://cdn.jsdelivr.net/npm/popper.js@1.16.1/dist/umd/popper.min.js"</text:span><text:span text:style-name="T1292">&gt;&lt;/</text:span><text:span text:style-name="T1293">script</text:span><text:span text:style-name="T1294">&gt;</text:span></text:p>
      <text:p text:style-name="P79"><text:span text:style-name="T1295"> <text:s/></text:span><text:span text:style-name="T1296">&lt;</text:span><text:span text:style-name="T1297">script</text:span><text:span text:style-name="T1298"><text:s/></text:span><text:span text:style-name="T1299">src</text:span><text:span text:style-name="T1300">=</text:span><text:span text:style-name="T1301">"https://cdn.jsdelivr.net/npm/bootstrap@4.6.2/dist/js/bootstrap.bundle.min.js"</text:span><text:span text:style-name="T1302">&gt;&lt;/</text:span><text:span text:style-name="T1303">script</text:span><text:span text:style-name="T1304">&gt;</text:span></text:p>
      <text:p text:style-name="P79"><text:span text:style-name="T1304">&lt;/</text:span><text:span text:style-name="T1305">head</text:span><text:span text:style-name="T1306">&gt;</text:span></text:p>
      <text:p text:style-name="P79"><text:span text:style-name="T1306">&lt;</text:span><text:span text:style-name="T1307">body</text:span><text:span text:style-name="T1308">&gt;</text:span></text:p>
      <text:p text:style-name="P79"><text:span text:style-name="T1309"> </text:span></text:p>
      <text:p text:style-name="P79"><text:span text:style-name="T1310">&lt;</text:span><text:span text:style-name="T1311">div</text:span><text:span text:style-name="T1312"><text:s/></text:span><text:span text:style-name="T1313">class</text:span><text:span text:style-name="T1314">=</text:span><text:span text:style-name="T1315">"container"</text:span><text:span text:style-name="T1316">&gt;</text:span></text:p>
      <text:p text:style-name="P79"><text:span text:style-name="T1317">  </text:span></text:p>
      <text:p text:style-name="P79"><text:span text:style-name="T1317"> <text:s/></text:span><text:span text:style-name="T1318">&lt;</text:span><text:span text:style-name="T1319">div</text:span><text:span text:style-name="T1320"><text:s/></text:span><text:span text:style-name="T1321">class</text:span><text:span text:style-name="T1322">=</text:span><text:span text:style-name="T1323">"card"</text:span><text:span text:style-name="T1324"><text:s/></text:span><text:span text:style-name="T1325">style</text:span><text:span text:style-name="T1326">=</text:span><text:span text:style-name="T1327">"width:400px"</text:span><text:span text:style-name="T1328">&gt;</text:span></text:p>
      <text:p text:style-name="P79"><text:span text:style-name="T1329">   <text:s/></text:span><text:span text:style-name="T1330">&lt;</text:span><text:span text:style-name="T1331">img</text:span><text:span text:style-name="T1332"><text:s/></text:span><text:span text:style-name="T1333">class</text:span><text:span text:style-name="T1334">=</text:span><text:span text:style-name="T1335">"card-img-top"</text:span><text:span text:style-name="T1336"><text:s/></text:span><text:span text:style-name="T1337">src</text:span><text:span text:style-name="T1338">=</text:span><text:span text:style-name="T1339">"https://t4.ftcdn.net/jpg/05/11/55/91/360_F_511559113_UTxNAE1EP40z1qZ8hIzGNrB0LwqwjruK.jpg"</text:span><text:span text:style-name="T1340"><text:s/></text:span><text:span text:style-name="T1341">alt</text:span><text:span text:style-name="T1342">=</text:span><text:span text:style-name="T1343">"Card image"</text:span><text:span text:style-name="T1344"><text:s/></text:span><text:span text:style-name="T1345">style</text:span><text:span text:style-name="T1346">=</text:span><text:span text:style-name="T1347">"width:100%"</text:span><text:span text:style-name="T1348">&gt;</text:span></text:p>
      <text:p text:style-name="P79"><text:span text:style-name="T1349">   <text:s/></text:span><text:span text:style-name="T1350">&lt;</text:span><text:span text:style-name="T1351">div</text:span><text:span text:style-name="T1352"><text:s/></text:span><text:span text:style-name="T1353">class</text:span><text:span text:style-name="T1354">=</text:span><text:span text:style-name="T1355">"card-body"</text:span><text:span text:style-name="T1356">&gt;</text:span></text:p>
      <text:p text:style-name="P79"><text:span text:style-name="T1357">     <text:s/></text:span><text:span text:style-name="T1358">&lt;</text:span><text:span text:style-name="T1359">h4</text:span><text:span text:style-name="T1360"><text:s/></text:span><text:span text:style-name="T1361">class</text:span><text:span text:style-name="T1362">=</text:span><text:span text:style-name="T1363">"card-title"</text:span><text:span text:style-name="T1364">&gt;</text:span><text:span text:style-name="T1365">John Doe</text:span><text:span text:style-name="T1366">&lt;/</text:span><text:span text:style-name="T1367">h4</text:span><text:span text:style-name="T1368">&gt;</text:span></text:p>
      <text:p text:style-name="P79"><text:span text:style-name="T1369">     <text:s/></text:span><text:span text:style-name="T1370">&lt;</text:span><text:span text:style-name="T1371">p</text:span><text:span text:style-name="T1372"><text:s/></text:span><text:span text:style-name="T1373">class</text:span><text:span text:style-name="T1374">=</text:span><text:span text:style-name="T1375">"card-text"</text:span><text:span text:style-name="T1376">&gt;</text:span><text:span text:style-name="T1377">John Doe is an architect and engineer</text:span><text:span text:style-name="T1378">&lt;/</text:span><text:span text:style-name="T1379">p</text:span><text:span text:style-name="T1380">&gt;</text:span></text:p>
      <text:p text:style-name="P79"><text:span text:style-name="T1381">     <text:s/></text:span><text:span text:style-name="T1382">&lt;</text:span><text:span text:style-name="T1383">a</text:span><text:span text:style-name="T1384"><text:s/></text:span><text:span text:style-name="T1385">href</text:span><text:span text:style-name="T1386">=</text:span><text:span text:style-name="T1387">"#"</text:span><text:span text:style-name="T1388"><text:s/></text:span><text:span text:style-name="T1389">class</text:span><text:span text:style-name="T1390">=</text:span><text:span text:style-name="T1391">"btn btn-primary"</text:span><text:span text:style-name="T1392">&gt;</text:span><text:span text:style-name="T1393">See Profile</text:span><text:span text:style-name="T1394">&lt;/</text:span><text:span text:style-name="T1395">a</text:span><text:span text:style-name="T1396">&gt;</text:span></text:p>
      <text:p text:style-name="P79"><text:span text:style-name="T1397">   <text:s/></text:span><text:span text:style-name="T1398">&lt;/</text:span><text:span text:style-name="T1399">div</text:span><text:span text:style-name="T1400">&gt;</text:span></text:p>
      <text:p text:style-name="P79"><text:span text:style-name="T1401"> <text:s/></text:span><text:span text:style-name="T1402">&lt;/</text:span><text:span text:style-name="T1403">div</text:span><text:span text:style-name="T1404">&gt;</text:span></text:p>
      <text:p text:style-name="P79"><text:span text:style-name="T1405"> <text:s/></text:span><text:span text:style-name="T1406">&lt;</text:span><text:span text:style-name="T1407">br</text:span><text:span text:style-name="T1408">&gt;</text:span></text:p>
      <text:p text:style-name="P79"><text:span text:style-name="T1409">  </text:span></text:p>
      <text:p text:style-name="P79"><text:span text:style-name="T1410"/></text:p>
      <text:p text:style-name="P79"><text:span text:style-name="T1411">&lt;/</text:span><text:span text:style-name="T1412">body</text:span><text:span text:style-name="T1413">&gt;</text:span></text:p>
      <text:p text:style-name="P79"><text:span text:style-name="T1413">&lt;/</text:span><text:span text:style-name="T1414">html</text:span><text:span text:style-name="T1415">&gt;</text:span></text:p>
      <text:p text:style-name="P80"><text:span text:style-name="T1416"/></text:p>
      <text:p text:style-name="P80"><draw:frame text:anchor-type="as-char" svg:width="237.77mm" svg:height="133.70mm" style:rel-width="scale" style:rel-height="scale"><draw:object-ole xlink:href="OleObj2"/><draw:image xlink:href="ObjectReplacements/OleObj2"/></draw:frame><text:span text:style-name="T1416"/></text:p>
      <text:p text:style-name="P80"><text:span text:style-name="T14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